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stroke="dash" draw:stroke-dash="Fine_20_Dashed" draw:marker-start-width="0.26cm" draw:marker-end-width="0.31cm"/>
    </style:style>
    <style:style style:name="gr6" style:family="graphic" style:parent-style-name="standard">
      <style:graphic-properties draw:stroke="dash" draw:stroke-dash="Fine_20_Dashed"/>
    </style:style>
    <style:style style:name="gr7" style:family="graphic" style:parent-style-name="standard">
      <style:graphic-properties draw:stroke="none" svg:stroke-color="#000000" draw:fill="none" draw:fill-color="#ffffff"/>
    </style:style>
    <style:style style:name="gr8" style:family="graphic" style:parent-style-name="standard">
      <style:graphic-properties draw:textarea-horizontal-align="justify" fo:padding-top="-0.1cm" fo:padding-bottom="-0.1cm" fo:padding-left="-0.1cm" fo:padding-right="-0.1cm" fo:wrap-option="no-wrap"/>
    </style:style>
    <style:style style:name="gr9" style:family="graphic" style:parent-style-name="Номерки">
      <style:graphic-properties fo:min-height="0.395cm" fo:min-width="0.005cm"/>
    </style:style>
    <style:style style:name="gr10" style:family="graphic" style:parent-style-name="Номерки">
      <style:graphic-properties fo:min-width="0.1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244cm" fo:min-width="6.5cm"/>
    </style:style>
    <style:style style:name="gr13" style:family="graphic" style:parent-style-name="Номерки">
      <style:graphic-properties fo:min-width="0.247cm"/>
    </style:style>
    <style:style style:name="gr14" style:family="graphic" style:parent-style-name="Номерки">
      <style:graphic-properties draw:textarea-horizontal-align="justify" fo:min-height="0.001cm" fo:min-width="0.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1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18" style:family="graphic" style:parent-style-name="Номерки">
      <style:graphic-properties fo:min-height="0.28cm"/>
    </style:style>
    <style:style style:name="gr19" style:family="graphic" style:parent-style-name="Номерки">
      <style:graphic-properties fo:min-height="0.299cm" fo:min-width="0.183cm"/>
    </style:style>
    <style:style style:name="gr20" style:family="graphic" style:parent-style-name="Номерки">
      <style:graphic-properties fo:min-height="0.107cm" fo:min-width="0.119cm"/>
    </style:style>
    <style:style style:name="gr21" style:family="graphic" style:parent-style-name="Номерки">
      <style:graphic-properties fo:min-height="0.185cm" fo:min-width="0.405cm"/>
    </style:style>
    <style:style style:name="gr22" style:family="graphic" style:parent-style-name="standard">
      <style:graphic-properties draw:textarea-horizontal-align="justify" draw:textarea-vertical-align="middle" draw:auto-grow-height="false" fo:padding-left="-0.2cm" fo:padding-right="-0.2cm"/>
    </style:style>
    <style:style style:name="gr23" style:family="graphic" style:parent-style-name="standard">
      <style:graphic-properties draw:textarea-horizontal-align="justify" fo:padding-top="-0.2cm" fo:padding-bottom="-0.2cm" fo:padding-left="-0.2cm" fo:padding-right="-0.2cm" fo:wrap-option="wrap"/>
    </style:style>
    <style:style style:name="gr24" style:family="graphic" style:parent-style-name="Номерки">
      <style:graphic-properties fo:min-width="0.008cm"/>
    </style:style>
    <style:style style:name="gr25" style:family="graphic" style:parent-style-name="Номерки">
      <style:graphic-properties fo:min-height="0.51cm" fo:min-width="0.344cm"/>
    </style:style>
    <style:style style:name="gr26" style:family="graphic" style:parent-style-name="Номерки">
      <style:graphic-properties fo:min-height="0.185cm" fo:min-width="0.167cm"/>
    </style:style>
    <style:style style:name="gr27" style:family="graphic" style:parent-style-name="standard">
      <style:graphic-properties draw:textarea-horizontal-align="center" fo:padding-top="-0.1cm" fo:padding-bottom="-0.1cm" fo:padding-left="-0.1cm" fo:padding-right="-0.1cm" fo:wrap-option="no-wrap"/>
    </style:style>
    <style:style style:name="gr28" style:family="graphic" style:parent-style-name="standard">
      <style:graphic-properties draw:textarea-horizontal-align="center" fo:padding-top="0.1cm" fo:padding-bottom="-0.1cm" fo:padding-left="-0.1cm" fo:padding-right="-0.1cm" fo:wrap-option="no-wrap"/>
    </style:style>
    <style:style style:name="gr29" style:family="graphic" style:parent-style-name="standard">
      <style:graphic-properties draw:textarea-horizontal-align="center" fo:padding-top="-0.1cm" fo:padding-bottom="-0.1cm" fo:padding-left="-0.1cm" fo:padding-right="-0.1cm" fo:wrap-option="wrap"/>
    </style:style>
    <style:style style:name="gr30" style:family="graphic" style:parent-style-name="Соединение">
      <style:graphic-properties draw:marker-end=""/>
    </style:style>
    <style:style style:name="gr31" style:family="graphic" style:parent-style-name="Номерки">
      <style:graphic-properties fo:min-width="0.054cm"/>
    </style:style>
    <style:style style:name="gr32" style:family="graphic" style:parent-style-name="Номерки">
      <style:graphic-properties fo:min-width="0.246cm"/>
    </style:style>
    <style:style style:name="gr33" style:family="graphic" style:parent-style-name="standard">
      <style:graphic-properties draw:textarea-horizontal-align="center" fo:padding-top="0cm" fo:padding-bottom="-0.2cm" fo:padding-left="-0.1cm" fo:padding-right="-0.1cm" fo:wrap-option="no-wrap"/>
    </style:style>
    <style:style style:name="gr34" style:family="graphic" style:parent-style-name="Номерки">
      <style:graphic-properties fo:min-width="0.108cm"/>
    </style:style>
    <style:style style:name="gr35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36" style:family="graphic" style:parent-style-name="standard">
      <style:graphic-properties draw:stroke="none" svg:stroke-color="#000000" draw:fill="none" draw:fill-color="#ffffff" draw:auto-grow-height="true" draw:fit-to-size="false"/>
    </style:style>
    <style:style style:name="gr37" style:family="graphic" style:parent-style-name="Номерки">
      <style:graphic-properties fo:min-height="0.395cm"/>
    </style:style>
    <style:style style:name="gr38" style:family="graphic" style:parent-style-name="Номерки">
      <style:graphic-properties fo:min-height="0.156cm" fo:min-width="0.201cm"/>
    </style:style>
    <style:style style:name="gr39" style:family="graphic" style:parent-style-name="standard">
      <style:graphic-properties draw:stroke="none" draw:fill="none" draw:fit-to-size="false"/>
    </style:style>
    <style:style style:name="gr40" style:family="graphic" style:parent-style-name="Номерки">
      <style:graphic-properties fo:min-height="0.51cm" fo:min-width="0.208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hyphenate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end"/>
      <style:text-properties fo:hyphenate="true"/>
    </style:style>
    <style:style style:name="P7" style:family="paragraph">
      <style:paragraph-properties fo:text-align="end"/>
    </style:style>
    <style:style style:name="P8" style:family="paragraph">
      <style:paragraph-properties fo:text-align="start"/>
      <style:text-properties fo:hyphenate="true"/>
    </style:style>
    <style:style style:name="P9" style:family="paragraph">
      <style:paragraph-properties fo:text-align="start"/>
      <style:text-properties fo:font-size="10pt" style:font-size-asian="10pt" style:font-size-complex="10pt" fo:hyphenate="true"/>
    </style:style>
    <style:style style:name="P10" style:family="paragraph">
      <style:paragraph-properties fo:text-align="center"/>
      <style:text-properties fo:hyphenate="tru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 fo:hyphenate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standard" draw:text-style-name="P2" xml:id="id1" draw:id="id1" draw:layer="layout" svg:width="2.25cm" svg:height="0.75cm" svg:x="9cm" svg:y="5.104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2" xml:id="id2" draw:id="id2" draw:layer="layout" svg:width="2.25cm" svg:height="1.5cm" svg:x="9cm" svg:y="6.354cm">
          <text:p text:style-name="P3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4" draw:id="id4" draw:layer="layout" svg:width="2.25cm" svg:height="1.5cm" svg:x="9cm" svg:y="10.354cm">
          <text:p text:style-name="P4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19" draw:id="id19" draw:layer="layout" svg:width="2.25cm" svg:height="0.75cm" svg:x="9cm" svg:y="22.787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0" draw:id="id10" draw:layer="layout" svg:width="2.25cm" svg:height="1.5cm" svg:x="14.25cm" svg:y="13.854cm">
          <text:p text:style-name="P3">Выполнение программы прерва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5.854cm" svg:x2="10.125cm" svg:y2="6.354cm" draw:start-shape="id1" draw:start-glue-point="6" draw:end-shape="id2" draw:end-glue-point="4" svg:d="m10125 5854v500">
          <text:p/>
        </draw:connector>
        <draw:connector draw:style-name="Соединение" draw:layer="layout" svg:x1="10.125cm" svg:y1="7.766cm" svg:x2="10.125cm" svg:y2="8.354cm" draw:start-shape="id2" draw:start-glue-point="6" draw:end-shape="id3" draw:end-glue-point="0" svg:d="m10125 7766v588">
          <text:p/>
        </draw:connector>
        <draw:connector draw:style-name="Соединение" draw:layer="layout" svg:x1="10.125cm" svg:y1="9.854cm" svg:x2="10.125cm" svg:y2="10.354cm" draw:start-shape="id3" draw:start-glue-point="2" draw:end-shape="id4" draw:end-glue-point="4" svg:d="m10125 9854v500">
          <text:p/>
        </draw:connector>
        <draw:connector draw:style-name="Соединение" draw:layer="layout" svg:x1="10.125cm" svg:y1="11.854cm" svg:x2="10.125cm" svg:y2="12.354cm" draw:start-shape="id4" draw:start-glue-point="6" draw:end-shape="id5" draw:end-glue-point="0" svg:d="m10125 11854v500">
          <text:p/>
        </draw:connector>
        <draw:connector draw:style-name="Соединение" draw:layer="layout" svg:x1="10.125cm" svg:y1="13.854cm" svg:x2="10.125cm" svg:y2="14.354cm" draw:start-shape="id5" draw:start-glue-point="2" draw:end-shape="id6" svg:d="m10125 13854v500">
          <text:p/>
        </draw:connector>
        <draw:connector draw:style-name="Соединение" draw:layer="layout" svg:x1="10.125cm" svg:y1="17.854cm" svg:x2="10.125cm" svg:y2="18.354cm" draw:start-shape="id7" draw:start-glue-point="6" draw:end-shape="id8" draw:end-glue-point="4" svg:d="m10125 17854v500">
          <text:p/>
        </draw:connector>
        <draw:connector draw:style-name="Соединение" xml:id="id16" draw:id="id16" draw:layer="layout" svg:x1="10.125cm" svg:y1="19.766cm" svg:x2="10.125cm" svg:y2="20.559cm" draw:start-shape="id8" draw:start-glue-point="6" draw:end-shape="id9" draw:end-glue-point="0" svg:d="m10125 19766v793">
          <text:p/>
        </draw:connector>
        <draw:connector draw:style-name="Соединение" draw:layer="layout" svg:x1="11.25cm" svg:y1="11.104cm" svg:x2="15.375cm" svg:y2="13.854cm" draw:start-shape="id4" draw:start-glue-point="7" draw:end-shape="id10" draw:end-glue-point="4" svg:d="m11250 11104h4125v2750">
          <text:p/>
        </draw:connector>
        <draw:frame draw:style-name="Номерки" draw:layer="layout" svg:width="0.194cm" svg:height="0.386cm" svg:x="9.335cm" svg:y="4.819cm">
          <draw:text-box>
            <text:p>1</text:p>
          </draw:text-box>
        </draw:frame>
        <draw:frame draw:style-name="Номерки" draw:layer="layout" svg:width="0.194cm" svg:height="0.386cm" svg:x="9.285cm" svg:y="6.057cm">
          <draw:text-box>
            <text:p>2</text:p>
          </draw:text-box>
        </draw:frame>
        <draw:frame draw:style-name="Номерки" draw:layer="layout" svg:width="0.194cm" svg:height="0.386cm" svg:x="9.499cm" svg:y="10.477cm">
          <draw:text-box>
            <text:p>4</text:p>
          </draw:text-box>
        </draw:frame>
        <draw:frame draw:style-name="Номерки" draw:layer="layout" svg:width="0.194cm" svg:height="0.386cm" svg:x="9.5cm" svg:y="10.453cm">
          <draw:text-box>
            <text:p>4</text:p>
          </draw:text-box>
        </draw:frame>
        <draw:frame draw:style-name="gr2" draw:text-style-name="P6" draw:layer="layout" svg:width="4.803cm" svg:height="3.765cm" svg:x="3cm" svg:y="7.089cm">
          <draw:text-box>
            <text:p text:style-name="P6">log:=GetFiles(fin,fout)</text:p>
            <text:p text:style-name="P6">Пользовательская функция GetFiles получает входной файл (fin) и выходной (fout) для ввода-вывода информации. Возвращает true, если операция проведена успешно, иначе - false.</text:p>
          </draw:text-box>
        </draw:frame>
        <draw:frame draw:style-name="gr3" draw:text-style-name="P6" draw:layer="layout" svg:width="5.6cm" svg:height="2.911cm" svg:x="2.5cm" svg:y="13.854cm">
          <draw:text-box>
            <text:p text:style-name="P6">GetMostFreq(CharsFq,HighestFq,</text:p>
            <text:p text:style-name="P6">MostFqCount,MostFqChars);</text:p>
            <text:p text:style-name="P6">Процедура GetMostFq находит самые часто встречающиеся буквы и их кол-во (MostFqChars и MostFqCount) и их частоту (HighestFq) среди частот CharsFq. <text:s/></text:p>
          </draw:text-box>
        </draw:frame>
        <draw:polyline draw:style-name="gr4" xml:id="id13" draw:id="id13" draw:layer="layout" svg:width="0.599cm" svg:height="2.999cm" svg:x="7.5cm" svg:y="13.854cm" svg:viewBox="0 0 600 3000" draw:points="0,0 600,0 600,3000 0,3000">
          <text:p/>
        </draw:polyline>
        <draw:polyline draw:style-name="gr4" xml:id="id11" draw:id="id11" draw:layer="layout" svg:width="0.599cm" svg:height="3.645cm" draw:transform="rotate (3.1415926535892) translate (3.93000000001948cm 25.5cm)" svg:viewBox="0 0 600 3646" draw:points="0,0 600,0 600,3646 0,3646">
          <text:p/>
        </draw:polyline>
        <draw:connector draw:style-name="gr5" draw:layer="layout" svg:x1="3.33cm" svg:y1="23.677cm" svg:x2="6.5cm" svg:y2="19.104cm" draw:start-shape="id11" draw:start-glue-point="3" draw:end-shape="id12" draw:end-glue-point="3" svg:d="m3330 23677h-215v-4573h3385">
          <text:p/>
        </draw:connector>
        <draw:connector draw:style-name="gr6" draw:layer="layout" draw:type="line" svg:x1="8.1cm" svg:y1="15.354cm" svg:x2="9cm" svg:y2="15.104cm" draw:start-shape="id13" draw:start-glue-point="1" draw:end-shape="id6" draw:end-glue-point="3" svg:d="m8100 15354 900-250">
          <text:p/>
        </draw:connector>
        <draw:polyline draw:style-name="gr4" xml:id="id14" draw:id="id14" draw:layer="layout" svg:width="0.599cm" svg:height="3.503cm" svg:x="7.4cm" svg:y="6.854cm" svg:viewBox="0 0 600 3504" draw:points="0,0 600,0 600,3504 0,3504">
          <text:p/>
        </draw:polyline>
        <draw:connector draw:style-name="gr6" draw:layer="layout" draw:type="line" svg:x1="8cm" svg:y1="8.606cm" svg:x2="9cm" svg:y2="9.104cm" draw:start-shape="id14" draw:start-glue-point="1" svg:d="m8000 8606 1000 498">
          <text:p/>
        </draw:connector>
        <draw:frame draw:style-name="gr7" draw:layer="layout" svg:width="0.5cm" svg:height="0.5cm" svg:x="10.183cm" svg:y="11.612cm">
          <draw:text-box>
            <text:p>да</text:p>
          </draw:text-box>
        </draw:frame>
        <draw:frame draw:style-name="gr7" draw:layer="layout" svg:width="0.756cm" svg:height="0.5cm" svg:x="11.163cm" svg:y="10.604cm">
          <draw:text-box>
            <text:p>нет</text:p>
          </draw:text-box>
        </draw:frame>
        <draw:frame draw:style-name="gr3" draw:text-style-name="P7" draw:layer="layout" svg:width="4cm" svg:height="1.654cm" svg:x="3.5cm" svg:y="4.2cm">
          <draw:text-box>
            <text:p text:style-name="P7">Программа находит самую часто встречающуюся букву в тексте в заданном файле</text:p>
          </draw:text-box>
        </draw:frame>
        <draw:polyline draw:style-name="gr4" xml:id="id15" draw:id="id15" draw:layer="layout" svg:width="0.599cm" svg:height="1.653cm" svg:x="7.076cm" svg:y="4.2cm" svg:viewBox="0 0 600 1654" draw:points="0,0 600,0 600,1654 0,1654">
          <text:p/>
        </draw:polyline>
        <draw:connector draw:style-name="gr6" draw:layer="layout" draw:type="line" svg:x1="7.676cm" svg:y1="5.027cm" svg:x2="9cm" svg:y2="7.104cm" draw:start-shape="id15" draw:start-glue-point="1" draw:end-shape="id2" draw:end-glue-point="5" svg:d="m7676 5027 1324 2077">
          <text:p/>
        </draw:connector>
        <draw:custom-shape draw:style-name="gr8" draw:text-style-name="P9" xml:id="id7" draw:id="id7" draw:layer="layout" svg:width="2.25cm" svg:height="1.5cm" svg:x="9cm" svg:y="16.354cm">
          <text:p text:style-name="P8"><text:span text:style-name="T1">MostFq</text:span></text:p>
          <text:p text:style-name="P8"><text:span text:style-name="T1">Count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3" xml:id="id8" draw:id="id8" draw:layer="layout" svg:width="2.25cm" svg:height="1.5cm" svg:x="9cm" svg:y="18.354cm">
          <text:p text:style-name="P3">В файле нет букв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9cm" svg:y1="17.104cm" svg:x2="7.625cm" svg:y2="18.354cm" draw:start-shape="id7" draw:start-glue-point="5" draw:end-shape="id12" draw:end-glue-point="0" svg:d="m9000 17104h-1375v1250">
          <text:p/>
        </draw:connector>
        <draw:connector draw:style-name="Соединение" draw:layer="layout" svg:x1="7.625cm" svg:y1="19.854cm" svg:x2="10.125cm" svg:y2="20.162cm" draw:start-shape="id12" draw:start-glue-point="2" draw:end-shape="id16" draw:end-glue-point="0" svg:d="m7625 19854v308h2500">
          <text:p/>
        </draw:connector>
        <draw:frame draw:style-name="gr9" draw:layer="layout" svg:width="0.171cm" svg:height="0.395cm" svg:x="9.576cm" svg:y="16.354cm">
          <draw:text-box>
            <text:p>6</text:p>
          </draw:text-box>
        </draw:frame>
        <draw:frame draw:style-name="Номерки" draw:layer="layout" svg:width="0.194cm" svg:height="0.386cm" svg:x="9.231cm" svg:y="18.047cm">
          <draw:text-box>
            <text:p>8</text:p>
          </draw:text-box>
        </draw:frame>
        <draw:connector draw:style-name="Соединение" draw:layer="layout" draw:line-skew="3.876cm" svg:x1="15.375cm" svg:y1="15.266cm" svg:x2="10.125cm" svg:y2="22.423cm" draw:end-shape="id17" draw:end-glue-point="0" svg:d="m15375 15266v7165h-5250v-8">
          <text:p/>
        </draw:connector>
        <draw:frame draw:style-name="gr10" draw:layer="layout" svg:width="0.29cm" svg:height="0.386cm" svg:x="14.476cm" svg:y="13.553cm">
          <draw:text-box>
            <text:p>10</text:p>
          </draw:text-box>
        </draw:frame>
        <draw:custom-shape draw:style-name="gr11" draw:text-style-name="P10" xml:id="id6" draw:id="id6" draw:layer="layout" svg:width="2.25cm" svg:height="1.5cm" svg:x="9cm" svg:y="14.354cm">
          <text:p text:style-name="P10">Найти самую частую букву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2.069cm">
          <draw:text-box>
            <text:p>5</text:p>
          </draw:text-box>
        </draw:frame>
        <draw:frame draw:style-name="gr7" draw:layer="layout" svg:width="0.5cm" svg:height="0.5cm" svg:x="8.523cm" svg:y="16.544cm">
          <draw:text-box>
            <text:p>да</text:p>
          </draw:text-box>
        </draw:frame>
        <draw:frame draw:style-name="gr7" draw:layer="layout" svg:width="0.756cm" svg:height="0.5cm" svg:x="10.308cm" svg:y="17.598cm">
          <draw:text-box>
            <text:p>нет</text:p>
          </draw:text-box>
        </draw:frame>
        <draw:custom-shape draw:style-name="gr11" draw:text-style-name="P10" xml:id="id3" draw:id="id3" draw:layer="layout" svg:width="2.25cm" svg:height="1.5cm" svg:x="9cm" svg:y="8.354cm">
          <text:p text:style-name="P10">Получить файлы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polyline draw:style-name="gr4" xml:id="id18" draw:id="id18" draw:layer="layout" svg:width="-0.599cm" svg:height="-1.366cm" svg:x="13.056cm" svg:y="19.721cm" svg:viewBox="0 0 -600 -1367" draw:points="0,0 600,0 600,1367 0,1367">
          <text:p/>
        </draw:polyline>
        <draw:connector draw:style-name="gr6" draw:layer="layout" draw:type="line" svg:x1="11.25cm" svg:y1="19.104cm" svg:x2="12.456cm" svg:y2="19.037cm" draw:start-shape="id8" draw:start-glue-point="7" draw:end-shape="id18" draw:end-glue-point="3" svg:d="m11250 19104 1206-67">
          <text:p/>
        </draw:connector>
        <draw:frame draw:style-name="gr12" draw:text-style-name="P8" draw:layer="layout" svg:width="2.5cm" svg:height="1.244cm" svg:x="12.5cm" svg:y="18.354cm">
          <draw:text-box>
            <text:p text:style-name="P8">Сообщение выводится в файл fout и на экран.</text:p>
          </draw:text-box>
        </draw:frame>
        <draw:frame draw:style-name="Номерки" draw:layer="layout" svg:width="0.194cm" svg:height="0.386cm" svg:x="9.256cm" svg:y="8.048cm">
          <draw:text-box>
            <text:p>3</text:p>
          </draw:text-box>
        </draw:frame>
        <draw:custom-shape draw:style-name="gr11" draw:text-style-name="P10" xml:id="id5" draw:id="id5" draw:layer="layout" svg:width="2.25cm" svg:height="1.5cm" svg:x="9cm" svg:y="12.354cm">
          <text:p text:style-name="P10">Провести частотный анализ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Соединение" draw:layer="layout" svg:x1="10.125cm" svg:y1="15.854cm" svg:x2="10.125cm" svg:y2="16.354cm" draw:start-shape="id6" draw:start-glue-point="2" draw:end-shape="id7" draw:end-glue-point="4" svg:d="m10125 15854v500">
          <text:p/>
        </draw:connector>
        <draw:custom-shape draw:style-name="gr11" draw:text-style-name="P10" xml:id="id12" draw:id="id12" draw:layer="layout" svg:width="2.25cm" svg:height="1.5cm" svg:x="6.5cm" svg:y="18.354cm">
          <text:p text:style-name="P3">Сообщение результат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10" xml:id="id9" draw:id="id9" draw:layer="layout" svg:width="2.25cm" svg:height="1.5cm" svg:x="9cm" svg:y="20.559cm">
          <text:p text:style-name="P3">Закрыть файлы fin и fou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Соединение" xml:id="id17" draw:id="id17" draw:layer="layout" svg:x1="10.125cm" svg:y1="22.059cm" svg:x2="10.125cm" svg:y2="22.787cm" draw:start-shape="id9" draw:start-glue-point="2" draw:end-shape="id19" draw:end-glue-point="4" svg:d="m10125 22059v728">
          <text:p/>
        </draw:connector>
        <draw:frame draw:style-name="gr3" draw:text-style-name="P6" draw:layer="layout" svg:width="5.6cm" svg:height="2.007cm" svg:x="2.5cm" svg:y="11.164cm">
          <draw:text-box>
            <text:p text:style-name="P6">GetCharsFreq(fin,CharsFq);</text:p>
            <text:p text:style-name="P6">Процедура GetCharsFreq проводит посимвольный частотный анализ файла fin и записывает частоту символов в CharsFq</text:p>
          </draw:text-box>
        </draw:frame>
        <draw:polyline draw:style-name="gr4" xml:id="id20" draw:id="id20" draw:layer="layout" svg:width="0.599cm" svg:height="1.933cm" svg:x="7.5cm" svg:y="11.164cm" svg:viewBox="0 0 600 1934" draw:points="0,0 600,0 600,1934 0,1934">
          <text:p/>
        </draw:polyline>
        <draw:connector draw:style-name="gr6" draw:layer="layout" draw:type="line" svg:x1="8.1cm" svg:y1="12.131cm" svg:x2="9cm" svg:y2="13.104cm" draw:start-shape="id20" draw:start-glue-point="1" draw:end-shape="id5" svg:d="m8100 12131 900 973">
          <text:p/>
        </draw:connector>
        <draw:frame draw:style-name="gr13" draw:layer="layout" svg:width="0.247cm" svg:height="0.386cm" svg:x="6.757cm" svg:y="18.073cm">
          <draw:text-box>
            <text:p>7</text:p>
          </draw:text-box>
        </draw:frame>
        <draw:frame draw:style-name="gr14" draw:layer="layout" svg:width="0.28cm" svg:height="0.386cm" svg:x="9.219cm" svg:y="20.32cm">
          <draw:text-box>
            <text:p>9</text:p>
          </draw:text-box>
        </draw:frame>
        <draw:frame draw:style-name="gr14" draw:layer="layout" svg:width="0.28cm" svg:height="0.386cm" svg:x="9.334cm" svg:y="22.535cm">
          <draw:text-box>
            <text:p>11</text:p>
          </draw:text-box>
        </draw:frame>
        <draw:frame draw:style-name="gr15" draw:text-style-name="P11" draw:layer="layout" svg:width="5cm" svg:height="3.5cm" svg:x="3.5cm" svg:y="22cm">
          <draw:text-box>
            <text:p text:style-name="P11">PrintResult(stdout,HighestFq, MostFqCount,MostFqChars);</text:p>
            <text:p text:style-name="P11">PrintResult(fout,HighestFq, MostFqCount,MostFqChars);</text:p>
            <text:p text:style-name="P11">PrintResult выводит найденные буквы MostFqChars кол-вом MostFqCount и частотой HighestFq в файлы output(экран) и fout.</text:p>
          </draw:text-box>
        </draw:frame>
        <draw:polyline draw:style-name="gr4" xml:id="id21" draw:id="id21" draw:layer="layout" svg:width="0.599cm" svg:height="8.465cm" draw:transform="rotate (3.1415926535892) translate (13.3220000002214cm 9.998cm)" svg:viewBox="0 0 600 8466" draw:points="0,0 600,0 600,8466 0,8466">
          <text:p/>
        </draw:polyline>
        <draw:connector draw:style-name="gr6" draw:layer="layout" draw:type="line" svg:x1="11.25cm" svg:y1="5.479cm" svg:x2="12.722cm" svg:y2="5.765cm" draw:start-shape="id1" draw:start-glue-point="7" draw:end-shape="id21" draw:end-glue-point="3" svg:d="m11250 5479 1472 286">
          <text:p/>
        </draw:connector>
        <draw:frame draw:style-name="gr16" draw:text-style-name="P8" draw:layer="layout" svg:width="7cm" svg:height="8.471cm" svg:x="12.892cm" svg:y="1.71cm">
          <draw:text-box>
            <text:p text:style-name="P8">Обобщенный алгоритм поиска самой часто встречающихся букв в файле.</text:p>
            <text:p text:style-name="P8">Alpabet - строка символов, которые программа будет определять как буквы;</text:p>
            <text:p text:style-name="P8">HighCode - максимальное значения кода символа в кодировке. </text:p>
            <text:p text:style-name="P8">Используемые структуры данных:</text:p>
            <text:p text:style-name="P8">fin - файл с анализируемым текстом</text:p>
            <text:p text:style-name="P8">fout <text:s/>- текстовый файл - файл для вывода результата;</text:p>
            <text:p text:style-name="P8">log - отслеживает состояние работы программы (требуется ли её завершение или нет).</text:p>
            <text:p text:style-name="P8">CharsFq - массив частот символов текста, записанного в fin;</text:p>
            <text:p text:style-name="P8">MostFqChars - наиболее часто встречающиеся буквы;</text:p>
            <text:p text:style-name="P8">HighestFq - частота наиболее часто встречающейся буквы;</text:p>
            <text:p text:style-name="P8">MostFqCount - количество букв с наивысшей частотой;</text:p>
            <text:p text:style-name="P8"/>
          </draw:text-box>
        </draw:frame>
      </draw:page>
      <draw:page draw:name="page2" draw:style-name="dp1" draw:master-page-name="Обычный">
        <draw:custom-shape draw:style-name="standard" draw:text-style-name="P2" xml:id="id22" draw:id="id22" draw:layer="layout" svg:width="2.25cm" svg:height="0.75cm" svg:x="11.6cm" svg:y="2.71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28" draw:id="id28" draw:layer="layout" svg:width="2.25cm" svg:height="0.75cm" svg:x="11.6cm" svg:y="13.189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2.725cm" svg:y1="3.465cm" svg:x2="12.725cm" svg:y2="4cm" draw:start-shape="id22" draw:start-glue-point="6" draw:end-shape="id23" draw:end-glue-point="0" svg:d="m12725 3465v535">
          <text:p/>
        </draw:connector>
        <draw:frame draw:style-name="Номерки" draw:layer="layout" svg:width="0.194cm" svg:height="0.386cm" svg:x="11.925cm" svg:y="2.5cm">
          <draw:text-box>
            <text:p>1</text:p>
          </draw:text-box>
        </draw:frame>
        <draw:frame draw:style-name="gr2" draw:text-style-name="P6" draw:layer="layout" svg:width="8.469cm" svg:height="8cm" svg:x="2.5cm" svg:y="1.823cm">
          <draw:text-box>
            <text:p text:style-name="P6">Пользовательская функция GetFiles получает входной файл и выходной для ввода-вывода информации. Возвращает true, если операция проведена успешно, иначе - false.</text:p>
            <text:p text:style-name="P7"><text:span text:style-name="T3">int GetFiles(FILE **fin,FILE **fout);</text:span></text:p>
            <text:p text:style-name="P6">Используемые параметры:</text:p>
            <text:p text:style-name="P6">fin - требуемый входной файл;</text:p>
            <text:p text:style-name="P6">fout - требуемый выходной файл;</text:p>
            <text:p text:style-name="P6">Используемые локальные переменные:</text:p>
            <text:p text:style-name="P6">log - отслеживает состояние работы программы (требуется ли её завершение или нет).</text:p>
            <text:p text:style-name="P6">size - размер в байтах fsrc;</text:p>
            <text:p text:style-name="P6">ch - текущий символ из исходного файла</text:p>
            <text:p text:style-name="P6">i - номер текущего символа</text:p>
          </draw:text-box>
        </draw:frame>
        <draw:polyline draw:style-name="gr4" xml:id="id24" draw:id="id24" draw:layer="layout" svg:width="0.599cm" svg:height="5.463cm" svg:x="10.5cm" svg:y="1.823cm" svg:viewBox="0 0 600 5464" draw:points="0,0 600,0 600,5464 0,5464">
          <text:p/>
        </draw:polyline>
        <draw:connector draw:style-name="gr6" draw:layer="layout" draw:type="line" svg:x1="11.1cm" svg:y1="4.555cm" svg:x2="11.6cm" svg:y2="3.09cm" draw:start-shape="id24" draw:start-glue-point="1" draw:end-shape="id22" draw:end-glue-point="5" svg:d="m11100 4555 500-1465">
          <text:p/>
        </draw:connector>
        <draw:custom-shape draw:style-name="gr11" draw:text-style-name="P10" xml:id="id23" draw:id="id23" draw:layer="layout" svg:width="2.25cm" svg:height="1.5cm" svg:x="11.6cm" svg:y="4cm">
          <text:p text:style-name="P10">Получить имя входного файл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25" draw:id="id25" draw:layer="layout" svg:width="2.25cm" svg:height="1.5cm" svg:x="11.6cm" svg:y="6cm">
          <text:p text:style-name="P4"><text:span text:style-name="T2">lo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0" xml:id="id26" draw:id="id26" draw:layer="layout" svg:width="2.25cm" svg:height="1.5cm" svg:x="11.6cm" svg:y="8.446cm">
          <text:p text:style-name="P10">Получить имя выходного файл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2" xml:id="id27" draw:id="id27" draw:layer="layout" svg:width="2.25cm" svg:height="1.5cm" svg:x="11.6cm" svg:y="10.939cm">
          <text:p text:style-name="P4"><text:span text:style-name="T1">GetFiles=log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2.725cm" svg:y1="5.5cm" svg:x2="12.725cm" svg:y2="6cm" draw:start-shape="id23" draw:start-glue-point="2" draw:end-shape="id25" draw:end-glue-point="4" svg:d="m12725 5500v500">
          <text:p/>
        </draw:connector>
        <draw:connector draw:style-name="Соединение" draw:layer="layout" svg:x1="12.725cm" svg:y1="7.5cm" svg:x2="12.725cm" svg:y2="8.446cm" draw:start-shape="id25" draw:start-glue-point="6" draw:end-shape="id26" svg:d="m12725 7500v946">
          <text:p/>
        </draw:connector>
        <draw:connector draw:style-name="Соединение" xml:id="id29" draw:id="id29" draw:layer="layout" svg:x1="12.725cm" svg:y1="9.946cm" svg:x2="12.725cm" svg:y2="10.939cm" draw:start-shape="id26" draw:start-glue-point="2" draw:end-shape="id27" draw:end-glue-point="0" svg:d="m12725 9946v993">
          <text:p/>
        </draw:connector>
        <draw:connector draw:style-name="standard" draw:layer="layout" svg:x1="12.725cm" svg:y1="12.439cm" svg:x2="12.725cm" svg:y2="13.189cm" draw:start-shape="id27" draw:start-glue-point="2" draw:end-shape="id28" draw:end-glue-point="4" svg:d="m12725 12439v750">
          <text:p/>
        </draw:connector>
        <draw:connector draw:style-name="Соединение" draw:layer="layout" draw:line-skew="0.702cm" svg:x1="13.85cm" svg:y1="6.75cm" svg:x2="12.725cm" svg:y2="10.442cm" draw:start-shape="id25" draw:start-glue-point="7" draw:end-shape="id29" draw:end-glue-point="0" svg:d="m13850 6750h918v3692h-2043">
          <text:p/>
        </draw:connector>
        <draw:frame draw:style-name="gr2" draw:text-style-name="P6" draw:layer="layout" svg:width="6.5cm" svg:height="2.5cm" svg:x="3.942cm" svg:y="8.446cm">
          <draw:text-box>
            <text:p text:style-name="P6">log=GetOutputFile(fout)</text:p>
            <text:p text:style-name="P6">Функция GetOutputFile получает текстовый файл для вывода в него самой часто встречающейся буквы..</text:p>
            <text:p text:style-name="P6">Возвращает true, если операция проведена успешно, иначе - false.</text:p>
          </draw:text-box>
        </draw:frame>
        <draw:polyline draw:style-name="gr4" xml:id="id30" draw:id="id30" draw:layer="layout" svg:width="0.487cm" svg:height="2.686cm" svg:x="10.113cm" svg:y="8.259cm" svg:viewBox="0 0 488 2687" draw:points="0,0 488,0 488,2687 0,2687">
          <text:p/>
        </draw:polyline>
        <draw:connector draw:style-name="gr6" draw:layer="layout" draw:type="line" svg:x1="10.601cm" svg:y1="9.602cm" svg:x2="11.6cm" svg:y2="9.196cm" draw:start-shape="id30" draw:start-glue-point="1" draw:end-shape="id26" draw:end-glue-point="3" svg:d="m10601 9602 999-406">
          <text:p/>
        </draw:connector>
        <draw:frame draw:style-name="gr15" draw:text-style-name="P8" draw:layer="layout" svg:width="4.356cm" svg:height="2.313cm" svg:x="15.6cm" svg:y="3cm">
          <draw:text-box>
            <text:p text:style-name="P8">log=GetInputFile(fin)</text:p>
            <text:p text:style-name="P8">Функция GetInputFile получает текстовый файл для считывания из этого файла символов.</text:p>
            <text:p text:style-name="P8">Возвращает true, если операция проведена успешно, иначе - false.</text:p>
          </draw:text-box>
        </draw:frame>
        <draw:polyline draw:style-name="gr4" xml:id="id31" draw:id="id31" draw:layer="layout" svg:width="0.487cm" svg:height="3.133cm" draw:transform="rotate (3.1415926535892) translate (15.9495000000317cm 6.134cm)" svg:viewBox="0 0 488 3134" draw:points="0,0 488,0 488,3134 0,3134">
          <text:p/>
        </draw:polyline>
        <draw:connector draw:style-name="gr6" draw:layer="layout" draw:type="line" svg:x1="15.462cm" svg:y1="4.567cm" svg:x2="13.85cm" svg:y2="4.75cm" draw:start-shape="id31" draw:start-glue-point="3" draw:end-shape="id23" draw:end-glue-point="1" svg:d="m15462 4567-1612 183">
          <text:p/>
        </draw:connector>
        <draw:frame draw:style-name="gr7" draw:layer="layout" svg:width="0.756cm" svg:height="0.5cm" svg:x="13.85cm" svg:y="6.25cm">
          <draw:text-box>
            <text:p>нет</text:p>
          </draw:text-box>
        </draw:frame>
        <draw:frame draw:style-name="gr7" draw:layer="layout" svg:width="0.5cm" svg:height="0.5cm" svg:x="12.85cm" svg:y="7.5cm">
          <draw:text-box>
            <text:p>да</text:p>
          </draw:text-box>
        </draw:frame>
        <draw:frame draw:style-name="gr18" draw:layer="layout" svg:width="0.194cm" svg:height="0.386cm" svg:x="11.724cm" svg:y="8.196cm">
          <draw:text-box>
            <text:p>4</text:p>
          </draw:text-box>
        </draw:frame>
        <draw:frame draw:style-name="gr19" draw:layer="layout" svg:width="0.183cm" svg:height="0.386cm" svg:x="11.783cm" svg:y="3.747cm">
          <draw:text-box>
            <text:p>2</text:p>
          </draw:text-box>
        </draw:frame>
        <draw:frame draw:style-name="gr20" draw:layer="layout" svg:width="0.171cm" svg:height="0.386cm" svg:x="12.12cm" svg:y="6.089cm">
          <draw:text-box>
            <text:p>3</text:p>
          </draw:text-box>
        </draw:frame>
        <draw:frame draw:style-name="gr21" draw:layer="layout" svg:width="0.405cm" svg:height="0.386cm" svg:x="11.917cm" svg:y="12.918cm">
          <draw:text-box>
            <text:p>6</text:p>
          </draw:text-box>
        </draw:frame>
        <draw:frame draw:style-name="Номерки" draw:layer="layout" svg:width="0.194cm" svg:height="0.386cm" svg:x="11.862cm" svg:y="10.662cm">
          <draw:text-box>
            <text:p>5</text:p>
          </draw:text-box>
        </draw:frame>
      </draw:page>
      <draw:page draw:name="page3" draw:style-name="dp1" draw:master-page-name="Обычный">
        <draw:custom-shape draw:style-name="gr22" draw:text-style-name="P4" xml:id="id33" draw:id="id33" draw:layer="layout" svg:width="2.25cm" svg:height="1.5cm" svg:x="3.515cm" svg:y="3.798cm">
          <text:p text:style-name="P4">i=0,</text:p>
          <text:p text:style-name="P4">HighCode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text-style-name="P12" xml:id="id34" draw:id="id34" draw:layer="layout" svg:width="2.25cm" svg:height="1.5cm" svg:x="3.515cm" svg:y="5.798cm">
          <text:p text:style-name="P4"><text:span text:style-name="T1">CharsFreq[i]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32" draw:id="id32" draw:layer="layout" svg:width="2.25cm" svg:height="0.75cm" svg:x="3.515cm" svg:y="2.298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3" xml:id="id35" draw:id="id35" draw:layer="layout" svg:width="2.25cm" svg:height="1.5cm" svg:x="7.515cm" svg:y="7.298cm">
          <text:p text:style-name="P10"><text:span text:style-name="T2">Конец файла f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2" xml:id="id37" draw:id="id37" draw:layer="layout" svg:width="2.25cm" svg:height="1.5cm" svg:x="7.515cm" svg:y="11.298cm">
          <text:p text:style-name="P4"><text:span text:style-name="T1">CharsFreq[i]+=1;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36" draw:id="id36" draw:layer="layout" svg:width="2.25cm" svg:height="1.5cm" svg:x="7.515cm" svg:y="9.298cm">
          <text:p text:style-name="P4">f&gt;&gt;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xml:id="id38" draw:id="id38" draw:layer="layout" svg:width="2.25cm" svg:height="0.75cm" svg:x="13.515cm" svg:y="9.074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64cm" svg:y1="3.048cm" svg:x2="4.64cm" svg:y2="3.798cm" draw:start-shape="id32" draw:start-glue-point="6" draw:end-shape="id33" draw:end-glue-point="4" svg:d="m4640 3048v750">
          <text:p/>
        </draw:connector>
        <draw:connector draw:style-name="Соединение" draw:layer="layout" svg:x1="4.64cm" svg:y1="5.298cm" svg:x2="4.64cm" svg:y2="5.798cm" draw:start-shape="id33" draw:start-glue-point="6" draw:end-shape="id34" draw:end-glue-point="0" svg:d="m4640 5298v500">
          <text:p/>
        </draw:connector>
        <draw:connector draw:style-name="Соединение" draw:layer="layout" svg:x1="4.64cm" svg:y1="7.298cm" svg:x2="3.515cm" svg:y2="4.548cm" draw:start-shape="id34" draw:start-glue-point="2" draw:end-shape="id33" draw:end-glue-point="5" svg:d="m4640 7298v215h-1640v-2965h515">
          <text:p/>
        </draw:connector>
        <draw:connector draw:style-name="Соединение" draw:layer="layout" svg:x1="5.765cm" svg:y1="4.548cm" svg:x2="8.64cm" svg:y2="7.298cm" draw:start-shape="id33" draw:start-glue-point="7" draw:end-shape="id35" draw:end-glue-point="4" svg:d="m5765 4548h2875v2750">
          <text:p/>
        </draw:connector>
        <draw:connector draw:style-name="Соединение" draw:layer="layout" svg:x1="8.64cm" svg:y1="8.798cm" svg:x2="8.64cm" svg:y2="9.298cm" draw:start-shape="id35" draw:start-glue-point="6" draw:end-shape="id36" draw:end-glue-point="5" svg:d="m8640 8798v500">
          <text:p/>
        </draw:connector>
        <draw:connector draw:style-name="Соединение" draw:layer="layout" svg:x1="8.64cm" svg:y1="10.798cm" svg:x2="8.64cm" svg:y2="11.298cm" draw:start-shape="id36" draw:start-glue-point="8" draw:end-shape="id37" draw:end-glue-point="0" svg:d="m8640 10798v500">
          <text:p/>
        </draw:connector>
        <draw:connector draw:style-name="Соединение" draw:layer="layout" svg:x1="9.765cm" svg:y1="8.048cm" svg:x2="14.64cm" svg:y2="9.074cm" draw:start-shape="id35" draw:start-glue-point="7" draw:end-shape="id38" draw:end-glue-point="4" svg:d="m9765 8048h4875v1026">
          <text:p/>
        </draw:connector>
        <draw:connector draw:style-name="Соединение" draw:layer="layout" draw:line-skew="0.387cm -3.281cm" svg:x1="8.64cm" svg:y1="12.798cm" svg:x2="8.64cm" svg:y2="6.798cm" draw:start-shape="id37" draw:start-glue-point="2" svg:d="m8640 12798v602h-1941v-6602h1941">
          <text:p/>
        </draw:connector>
        <draw:frame draw:style-name="gr7" draw:text-style-name="P11" draw:layer="layout" svg:width="3cm" svg:height="1.57cm" svg:x="9.622cm" svg:y="5.919cm">
          <draw:text-box>
            <text:p text:style-name="P11"><text:span text:style-name="T1"/></text:p>
            <text:p text:style-name="P11"><text:span text:style-name="T1"/></text:p>
          </draw:text-box>
        </draw:frame>
        <draw:polyline draw:style-name="gr4" xml:id="id39" draw:id="id39" draw:layer="layout" svg:width="0.599cm" svg:height="5.971cm" draw:transform="rotate (3.1415926535892) translate (10.5000000002279cm 6.973cm)" svg:viewBox="0 0 600 5972" draw:points="0,0 600,0 600,5972 0,5972">
          <text:p/>
        </draw:polyline>
        <draw:connector draw:style-name="gr6" draw:layer="layout" draw:type="line" svg:x1="5.765cm" svg:y1="2.673cm" svg:x2="9.9cm" svg:y2="3.987cm" draw:start-shape="id32" draw:start-glue-point="7" draw:end-shape="id39" draw:end-glue-point="3" svg:d="m5765 2673 4135 1314">
          <text:p/>
        </draw:connector>
        <draw:frame draw:style-name="gr16" draw:text-style-name="P8" draw:layer="layout" svg:width="7cm" svg:height="5.776cm" svg:x="10cm" svg:y="1.157cm">
          <draw:text-box>
            <text:p text:style-name="P8">Процедура GetCharsFreq проводит посимвольный частотный анализ текста, коды символов которого содержатся в файле f .</text:p>
            <text:p text:style-name="P8">void GetCharsFreq(FILE *f, long CharsFreq[])</text:p>
            <text:p text:style-name="P8">Константа HighCode определяет макимальный код символа кодировки.</text:p>
            <text:p text:style-name="P8">Используемые парамеры:</text:p>
            <text:p text:style-name="P8">f - <text:s/>файл с текстом для анализа.</text:p>
            <text:p text:style-name="P8">CharsFreq - массив, который содержит, сколько раз встречается каждый символ кодировки в тексте.</text:p>
            <text:p text:style-name="P8">Используемые структуры данных:</text:p>
            <text:p text:style-name="P8">i - текущий код символа</text:p>
            <text:p text:style-name="P8"/>
            <text:p text:style-name="P8"/>
          </draw:text-box>
        </draw:frame>
        <draw:frame draw:style-name="gr7" draw:text-style-name="P11" draw:layer="layout" svg:width="3cm" svg:height="1.57cm" svg:x="10.765cm" svg:y="9.419cm">
          <draw:text-box>
            <text:p text:style-name="P11"><text:span text:style-name="T1">Считать код символа в i из файла f</text:span></text:p>
          </draw:text-box>
        </draw:frame>
        <draw:polyline draw:style-name="gr4" xml:id="id40" draw:id="id40" draw:layer="layout" svg:width="0.599cm" svg:height="1.785cm" draw:transform="rotate (3.1415926535892) translate (11.2580000001859cm 11.084cm)" svg:viewBox="0 0 600 1786" draw:points="0,0 600,0 600,1786 0,1786">
          <text:p/>
        </draw:polyline>
        <draw:connector draw:style-name="gr6" draw:layer="layout" draw:type="line" svg:x1="9.536cm" svg:y1="10.048cm" svg:x2="10.658cm" svg:y2="10.191cm" draw:start-shape="id36" draw:start-glue-point="9" draw:end-shape="id40" draw:end-glue-point="3" svg:d="m9536 10048 1122 143">
          <text:p/>
        </draw:connector>
        <draw:frame draw:style-name="gr7" draw:layer="layout" svg:width="0.5cm" svg:height="0.5cm" svg:x="9.765cm" svg:y="7.548cm">
          <draw:text-box>
            <text:p>да</text:p>
          </draw:text-box>
        </draw:frame>
        <draw:frame draw:style-name="gr7" draw:layer="layout" svg:width="0.756cm" svg:height="0.5cm" svg:x="8.762cm" svg:y="8.612cm">
          <draw:text-box>
            <text:p>нет</text:p>
          </draw:text-box>
        </draw:frame>
        <draw:frame draw:style-name="gr24" draw:layer="layout" svg:width="0.193cm" svg:height="0.386cm" svg:x="8.051cm" svg:y="7.386cm">
          <draw:text-box>
            <text:p>4</text:p>
          </draw:text-box>
        </draw:frame>
        <draw:frame draw:style-name="gr18" draw:layer="layout" svg:width="0.194cm" svg:height="0.386cm" svg:x="8.086cm" svg:y="9.06cm">
          <draw:text-box>
            <text:p>5</text:p>
          </draw:text-box>
        </draw:frame>
        <draw:frame draw:style-name="Номерки" draw:layer="layout" svg:width="0.194cm" svg:height="0.386cm" svg:x="7.78cm" svg:y="11.036cm">
          <draw:text-box>
            <text:p>6</text:p>
          </draw:text-box>
        </draw:frame>
        <draw:frame draw:style-name="gr25" draw:layer="layout" svg:width="0.344cm" svg:height="0.51cm" svg:x="4.028cm" svg:y="3.451cm">
          <draw:text-box>
            <text:p>2</text:p>
          </draw:text-box>
        </draw:frame>
        <draw:frame draw:style-name="gr25" draw:layer="layout" svg:width="0.344cm" svg:height="0.51cm" svg:x="3.888cm" svg:y="2.001cm">
          <draw:text-box>
            <text:p>1</text:p>
          </draw:text-box>
        </draw:frame>
        <draw:frame draw:style-name="gr20" draw:layer="layout" svg:width="0.171cm" svg:height="0.386cm" svg:x="3.76cm" svg:y="5.543cm">
          <draw:text-box>
            <text:p>3</text:p>
          </draw:text-box>
        </draw:frame>
        <draw:frame draw:style-name="gr26" draw:layer="layout" svg:width="0.171cm" svg:height="0.386cm" svg:x="13.855cm" svg:y="8.798cm">
          <draw:text-box>
            <text:p>7</text:p>
          </draw:text-box>
        </draw:frame>
      </draw:page>
      <draw:page draw:name="page4" draw:style-name="dp1" draw:master-page-name="Обычный">
        <draw:frame draw:style-name="gr7" draw:layer="layout" svg:width="0.756cm" svg:height="0.5cm" svg:x="3.003cm" svg:y="11.111cm">
          <draw:text-box>
            <text:p>нет</text:p>
          </draw:text-box>
        </draw:frame>
        <draw:custom-shape draw:style-name="gr17" draw:text-style-name="P12" xml:id="id48" draw:id="id48" draw:layer="layout" svg:width="2.25cm" svg:height="1.5cm" svg:x="3.5cm" svg:y="14.891cm">
          <text:p text:style-name="P4"><text:span text:style-name="T1">Запомнить как единственную самую частую;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41" draw:id="id41" draw:layer="layout" svg:width="2.25cm" svg:height="1.5cm" svg:x="3.5cm" svg:y="10.891cm">
          <text:p text:style-name="P4"><text:span text:style-name="T2">Буква есть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625cm" svg:y1="12.391cm" svg:x2="4.625cm" svg:y2="12.891cm" draw:start-shape="id41" draw:start-glue-point="6" draw:end-shape="id42" draw:end-glue-point="4" svg:d="m4625 12391v500">
          <text:p/>
        </draw:connector>
        <draw:connector draw:style-name="Соединение" draw:layer="layout" svg:x1="5.75cm" svg:y1="13.641cm" svg:x2="13.625cm" svg:y2="15.391cm" draw:start-shape="id42" draw:start-glue-point="7" draw:end-shape="id43" draw:end-glue-point="4" svg:d="m5750 13641h7875v1750">
          <text:p/>
        </draw:connector>
        <draw:connector draw:style-name="Соединение" draw:layer="layout" svg:x1="13.625cm" svg:y1="18.891cm" svg:x2="4.625cm" svg:y2="19.711cm" draw:start-shape="id44" draw:start-glue-point="2" draw:end-shape="id45" draw:end-glue-point="0" svg:d="m13625 18891v410h-9000v410">
          <text:p/>
        </draw:connector>
        <draw:polyline draw:style-name="gr4" xml:id="id46" draw:id="id46" draw:layer="layout" svg:width="-0.599cm" svg:height="-1.319cm" svg:x="7.1cm" svg:y="13.211cm" svg:viewBox="0 0 -600 -1320" draw:points="0,0 600,0 600,1320 0,1320">
          <text:p/>
        </draw:polyline>
        <draw:connector draw:style-name="gr6" draw:layer="layout" draw:type="line" svg:x1="5.21cm" svg:y1="13.293cm" svg:x2="6.5cm" svg:y2="12.551cm" draw:start-shape="id42" draw:start-glue-point="8" draw:end-shape="id46" draw:end-glue-point="3" svg:d="m5210 13293 1290-742">
          <text:p/>
        </draw:connector>
        <draw:line draw:style-name="Соединение" draw:layer="layout" svg:x1="3.65cm" svg:y1="18.396cm" svg:x2="4.65cm" svg:y2="18.396cm">
          <text:p/>
        </draw:line>
        <draw:line draw:style-name="Соединение" draw:layer="layout" svg:x1="5.62cm" svg:y1="19.293cm" svg:x2="4.62cm" svg:y2="19.293cm">
          <text:p/>
        </draw:line>
        <draw:frame draw:style-name="gr7" draw:layer="layout" svg:width="0.756cm" svg:height="0.5cm" svg:x="5.744cm" svg:y="13.141cm">
          <draw:text-box>
            <text:p>нет</text:p>
          </draw:text-box>
        </draw:frame>
        <draw:polyline draw:style-name="gr4" xml:id="id47" draw:id="id47" draw:layer="layout" svg:width="0.599cm" svg:height="0.999cm" svg:x="10.9cm" svg:y="17.391cm" svg:viewBox="0 0 600 1000" draw:points="0,0 600,0 600,1000 0,1000">
          <text:p/>
        </draw:polyline>
        <draw:connector draw:style-name="gr6" draw:layer="layout" draw:type="line" svg:x1="12.5cm" svg:y1="18.141cm" svg:x2="11.5cm" svg:y2="17.891cm" draw:start-shape="id44" draw:start-glue-point="3" draw:end-shape="id47" draw:end-glue-point="1" svg:d="m12500 18141-1000-250">
          <text:p/>
        </draw:connector>
        <draw:custom-shape draw:style-name="standard" draw:text-style-name="P2" xml:id="id56" draw:id="id56" draw:layer="layout" svg:width="2.25cm" svg:height="0.75cm" svg:x="3.5cm" svg:y="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52" draw:id="id52" draw:layer="layout" svg:width="2.25cm" svg:height="0.75cm" svg:x="11.25cm" svg:y="10.408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1" draw:layer="layout" svg:width="0.405cm" svg:height="0.386cm" svg:x="11.525cm" svg:y="10.132cm">
          <draw:text-box>
            <text:p>13</text:p>
          </draw:text-box>
        </draw:frame>
        <draw:custom-shape draw:style-name="gr17" draw:text-style-name="P12" xml:id="id55" draw:id="id55" draw:layer="layout" svg:width="2.25cm" svg:height="1.5cm" svg:x="3.5cm" svg:y="2.5cm">
          <text:p text:style-name="P4"><text:span text:style-name="T1">k=0; HighestFreq=0;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54" draw:id="id54" draw:layer="layout" svg:width="2.25cm" svg:height="1.5cm" svg:x="3.5cm" svg:y="4.5cm">
          <text:p text:style-name="P4"><text:span text:style-name="T1"><text:s/></text:span><text:span text:style-name="T1">i=0;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53" draw:id="id53" draw:layer="layout" svg:width="2.25cm" svg:height="1.5cm" svg:x="3.5cm" svg:y="8.891cm">
          <text:p text:style-name="P4"><text:span text:style-name="T1">LetterCode= </text:span></text:p>
          <text:p text:style-name="P4"><text:span text:style-name="T1">Alphabet[i]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42" draw:id="id42" draw:layer="layout" svg:width="2.25cm" svg:height="1.5cm" svg:x="3.5cm" svg:y="12.891cm">
          <draw:glue-point draw:id="8" svg:x="2.604cm" svg:y="-2.326cm"/>
          <text:p text:style-name="P4"><text:span text:style-name="T2">Встречается</text:span></text:p>
          <text:p text:style-name="P4"><text:span text:style-name="T2">чаще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5" xml:id="id43" draw:id="id43" draw:layer="layout" svg:width="2.25cm" svg:height="1.5cm" svg:x="12.5cm" svg:y="15.391cm">
          <draw:glue-point draw:id="8" svg:x="2.008cm" svg:y="-2.813cm"/>
          <text:p text:style-name="P4"><text:span text:style-name="T2">Также часто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2" xml:id="id44" draw:id="id44" draw:layer="layout" svg:width="2.25cm" svg:height="1.5cm" svg:x="12.5cm" svg:y="17.391cm">
          <text:p text:style-name="P4"><text:span text:style-name="T1">Добавить к самым частым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51" draw:id="id51" draw:layer="layout" svg:width="2.25cm" svg:height="1.5cm" svg:x="11.25cm" svg:y="8.391cm">
          <text:p text:style-name="P4"><text:span text:style-name="T1">ChCount=k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4.625cm" svg:y1="14.391cm" svg:x2="4.625cm" svg:y2="14.891cm" draw:start-shape="id42" draw:start-glue-point="6" draw:end-shape="id48" draw:end-glue-point="0" svg:d="m4625 14391v500">
          <text:p/>
        </draw:connector>
        <draw:connector draw:style-name="standard" draw:layer="layout" svg:x1="4.625cm" svg:y1="16.391cm" svg:x2="4.625cm" svg:y2="19.711cm" draw:start-shape="id48" draw:start-glue-point="2" draw:end-shape="id45" draw:end-glue-point="0" svg:d="m4625 16391v3320">
          <text:p/>
        </draw:connector>
        <draw:connector draw:style-name="Соединение" draw:layer="layout" svg:x1="13.625cm" svg:y1="16.891cm" svg:x2="13.625cm" svg:y2="17.391cm" draw:start-shape="id43" draw:start-glue-point="6" draw:end-shape="id44" draw:end-glue-point="0" svg:d="m13625 16891v500">
          <text:p/>
        </draw:connector>
        <draw:line draw:style-name="gr30" xml:id="id49" draw:id="id49" draw:layer="layout" svg:x1="13.625cm" svg:y1="18.891cm" svg:x2="13.625cm" svg:y2="19.293cm">
          <text:p/>
        </draw:line>
        <draw:connector draw:style-name="standard" draw:layer="layout" draw:line-skew="-0.387cm 2.339cm" svg:x1="3.5cm" svg:y1="11.641cm" svg:x2="4.625cm" svg:y2="19.711cm" draw:start-shape="id41" draw:start-glue-point="5" draw:end-shape="id45" draw:end-glue-point="0" svg:d="m3500 11641h-602v6750h1727v1320">
          <text:p/>
        </draw:connector>
        <draw:connector draw:style-name="standard" draw:layer="layout" svg:x1="14.75cm" svg:y1="16.141cm" svg:x2="13.625cm" svg:y2="19.293cm" draw:start-shape="id43" draw:start-glue-point="7" draw:end-shape="id49" draw:end-glue-point="2" svg:d="m14750 16141h648v3152h-1773">
          <text:p/>
        </draw:connector>
        <draw:connector draw:style-name="Соединение" draw:layer="layout" svg:x1="5.75cm" svg:y1="7.641cm" svg:x2="12.375cm" svg:y2="8.391cm" draw:start-shape="id50" draw:start-glue-point="7" draw:end-shape="id51" draw:end-glue-point="0" svg:d="m5750 7641h6625v750">
          <text:p/>
        </draw:connector>
        <draw:connector draw:style-name="Соединение" draw:layer="layout" svg:x1="12.375cm" svg:y1="9.891cm" svg:x2="12.375cm" svg:y2="10.408cm" draw:start-shape="id51" draw:start-glue-point="2" draw:end-shape="id52" draw:end-glue-point="4" svg:d="m12375 9891v517">
          <text:p/>
        </draw:connector>
        <draw:connector draw:style-name="Соединение" draw:layer="layout" svg:x1="4.625cm" svg:y1="8.391cm" svg:x2="4.625cm" svg:y2="8.891cm" draw:end-shape="id53" draw:end-glue-point="0" svg:d="m4625 8391v500">
          <text:p/>
        </draw:connector>
        <draw:connector draw:style-name="Соединение" draw:layer="layout" svg:x1="4.625cm" svg:y1="10.391cm" svg:x2="4.625cm" svg:y2="10.891cm" draw:start-shape="id53" draw:start-glue-point="2" draw:end-shape="id41" draw:end-glue-point="4" svg:d="m4625 10391v500">
          <text:p/>
        </draw:connector>
        <draw:connector draw:style-name="Соединение" xml:id="id61" draw:id="id61" draw:layer="layout" svg:x1="4.625cm" svg:y1="6cm" svg:x2="4.625cm" svg:y2="6.891cm" draw:start-shape="id54" draw:start-glue-point="2" svg:d="m4625 6000v891">
          <text:p/>
        </draw:connector>
        <draw:connector draw:style-name="Соединение" draw:layer="layout" svg:x1="4.625cm" svg:y1="4cm" svg:x2="4.625cm" svg:y2="4.5cm" draw:start-shape="id55" draw:start-glue-point="2" draw:end-shape="id54" draw:end-glue-point="0" svg:d="m4625 4000v500">
          <text:p/>
        </draw:connector>
        <draw:connector draw:style-name="Соединение" draw:layer="layout" svg:x1="4.625cm" svg:y1="1.75cm" svg:x2="4.625cm" svg:y2="2.5cm" draw:start-shape="id56" draw:start-glue-point="6" draw:end-shape="id55" draw:end-glue-point="0" svg:d="m4625 1750v750">
          <text:p/>
        </draw:connector>
        <draw:frame draw:style-name="gr7" draw:text-style-name="P11" draw:layer="layout" svg:width="3.838cm" svg:height="0.57cm" svg:x="7cm" svg:y="10.821cm">
          <draw:text-box>
            <text:p text:style-name="P11"><text:span text:style-name="T1">CharsFreq[LetterCode]&gt;0?</text:span></text:p>
          </draw:text-box>
        </draw:frame>
        <draw:frame draw:style-name="gr7" draw:text-style-name="P11" draw:layer="layout" svg:width="4.838cm" svg:height="1.282cm" svg:x="6.662cm" svg:y="11.891cm">
          <draw:text-box>
            <text:p text:style-name="P11"><text:span text:style-name="T1">C</text:span><text:span text:style-name="T2">harsFq[i]&gt;HighestFreq?</text:span></text:p>
            <text:p text:style-name="P11"><text:span text:style-name="T1">Количество текущей буквы больше самой частой? </text:span></text:p>
          </draw:text-box>
        </draw:frame>
        <draw:polyline draw:style-name="gr4" xml:id="id57" draw:id="id57" draw:layer="layout" svg:width="-0.599cm" svg:height="-0.499cm" svg:x="7.5cm" svg:y="11.391cm" svg:viewBox="0 0 -600 -500" draw:points="0,0 600,0 600,500 0,500">
          <text:p/>
        </draw:polyline>
        <draw:connector draw:style-name="gr6" draw:layer="layout" draw:type="line" svg:x1="5.75cm" svg:y1="11.641cm" svg:x2="6.9cm" svg:y2="11.141cm" draw:start-shape="id41" draw:start-glue-point="7" draw:end-shape="id57" draw:end-glue-point="3" svg:d="m5750 11641 1150-500">
          <text:p/>
        </draw:connector>
        <draw:polyline draw:style-name="gr4" xml:id="id58" draw:id="id58" draw:layer="layout" svg:width="-0.599cm" svg:height="-1.319cm" svg:x="15.6cm" svg:y="15.211cm" svg:viewBox="0 0 -600 -1320" draw:points="0,0 600,0 600,1320 0,1320">
          <text:p/>
        </draw:polyline>
        <draw:connector draw:style-name="gr6" draw:layer="layout" draw:type="line" svg:x1="14.076cm" svg:y1="15.72cm" svg:x2="15cm" svg:y2="14.551cm" draw:start-shape="id43" draw:start-glue-point="8" draw:end-shape="id58" draw:end-glue-point="3" svg:d="m14076 15720 924-1169">
          <text:p/>
        </draw:connector>
        <draw:frame draw:style-name="gr7" draw:text-style-name="P11" draw:layer="layout" svg:width="4.838cm" svg:height="1.282cm" svg:x="15.162cm" svg:y="13.891cm">
          <draw:text-box>
            <text:p text:style-name="P11"><text:span text:style-name="T1">C</text:span><text:span text:style-name="T2">harsFq[i]=HighestFreq?</text:span></text:p>
            <text:p text:style-name="P11"><text:span text:style-name="T1">Количество текущей буквы равно самой частой? </text:span></text:p>
          </draw:text-box>
        </draw:frame>
        <draw:polyline draw:style-name="gr4" xml:id="id59" draw:id="id59" draw:layer="layout" svg:width="-0.599cm" svg:height="-1.499cm" svg:x="7.1cm" svg:y="15.891cm" svg:viewBox="0 0 -600 -1500" draw:points="0,0 600,0 600,1500 0,1500">
          <text:p/>
        </draw:polyline>
        <draw:connector draw:style-name="gr6" draw:layer="layout" draw:type="line" svg:x1="5.75cm" svg:y1="15.641cm" svg:x2="6.5cm" svg:y2="15.141cm" draw:start-shape="id48" draw:start-glue-point="1" draw:end-shape="id59" draw:end-glue-point="3" svg:d="m5750 15641 750-500">
          <text:p/>
        </draw:connector>
        <draw:frame draw:style-name="gr7" draw:text-style-name="P11" draw:layer="layout" svg:width="5.838cm" svg:height="1.5cm" svg:x="6.662cm" svg:y="14.391cm">
          <draw:text-box>
            <text:p text:style-name="P11"><text:span text:style-name="T1">HighestFreq=</text:span></text:p>
            <text:p text:style-name="P11"><text:span text:style-name="T1">CharsFreq[lettercode]; k=0; </text:span></text:p>
            <text:p text:style-name="P11"><text:span text:style-name="T1">MostFreqChars[k]:=Alpabet[i]; k+=1;</text:span></text:p>
          </draw:text-box>
        </draw:frame>
        <draw:frame draw:style-name="gr7" draw:text-style-name="P7" draw:layer="layout" svg:width="4.838cm" svg:height="1cm" svg:x="6.662cm" svg:y="17.391cm">
          <draw:text-box>
            <text:p text:style-name="P7"><text:span text:style-name="T1">MostFreqChars[k]:=Alpabet[i]; inc(k);</text:span></text:p>
          </draw:text-box>
        </draw:frame>
        <draw:polyline draw:style-name="gr4" xml:id="id60" draw:id="id60" draw:layer="layout" svg:width="0.599cm" svg:height="5.904cm" draw:transform="rotate (3.1415926535892) translate (9.10000000023453cm 6.905cm)" svg:viewBox="0 0 600 5905" draw:points="0,0 600,0 600,5905 0,5905">
          <text:p/>
        </draw:polyline>
        <draw:connector draw:style-name="gr6" draw:layer="layout" draw:type="line" svg:x1="5.75cm" svg:y1="1.375cm" svg:x2="8.5cm" svg:y2="3.952cm" draw:start-shape="id56" draw:start-glue-point="7" draw:end-shape="id60" draw:end-glue-point="3" svg:d="m5750 1375 2750 2577">
          <text:p/>
        </draw:connector>
        <draw:frame draw:style-name="gr16" draw:text-style-name="P8" draw:layer="layout" svg:width="11.3cm" svg:height="5.391cm" svg:x="8.7cm" svg:y="1cm">
          <draw:text-box>
            <text:p text:style-name="P8">Процедура GetMostFq находит самые часто встречающиеся буквы и их кол-во (MostFqChars и MostFqCount) и их частоту.</text:p>
            <text:p text:style-name="P8">void GetMostFreq(const long CharsFreq[],long *HighestFreq, int *ChCount, char MostFreqChars[]){</text:p>
            <text:p text:style-name="P8">Константа Alpabet содержит буквы алфавита.</text:p>
            <text:p text:style-name="P8">Используемые параметры:</text:p>
            <text:p text:style-name="P8">CharsFreq - массив частот символов кодировки;</text:p>
            <text:p text:style-name="P8">HighestFreq - частота самой часто встречающейся буквы;</text:p>
            <text:p text:style-name="P8">ChCount - количество букв с самой высокой частотой;</text:p>
            <text:p text:style-name="P8">MostFreqChars - массив самых частых букв.</text:p>
            <text:p text:style-name="P8">Используемые переменные:</text:p>
            <text:p text:style-name="P8">i - счетчик для перебора букв из алфавита;</text:p>
            <text:p text:style-name="P8">AlpabetSize - размер алфавита;</text:p>
            <text:p text:style-name="P8">k - временная переменная для хранения количества самых частых букв</text:p>
          </draw:text-box>
        </draw:frame>
        <draw:frame draw:style-name="Номерки" draw:layer="layout" svg:width="0.194cm" svg:height="0.386cm" svg:x="3.731cm" svg:y="2.232cm">
          <draw:text-box>
            <text:p>2</text:p>
          </draw:text-box>
        </draw:frame>
        <draw:frame draw:style-name="gr31" draw:layer="layout" svg:width="0.121cm" svg:height="0.386cm" svg:x="3.897cm" svg:y="0.734cm">
          <draw:text-box>
            <text:p>1</text:p>
          </draw:text-box>
        </draw:frame>
        <draw:frame draw:style-name="Номерки" draw:layer="layout" svg:width="0.194cm" svg:height="0.386cm" svg:x="3.66cm" svg:y="4.244cm">
          <draw:text-box>
            <text:p>3</text:p>
          </draw:text-box>
        </draw:frame>
        <draw:frame draw:style-name="Номерки" draw:layer="layout" svg:width="0.194cm" svg:height="0.386cm" svg:x="3.661cm" svg:y="8.644cm">
          <draw:text-box>
            <text:p>5</text:p>
          </draw:text-box>
        </draw:frame>
        <draw:frame draw:style-name="Номерки" draw:layer="layout" svg:width="0.194cm" svg:height="0.386cm" svg:x="4.046cm" svg:y="10.983cm">
          <draw:text-box>
            <text:p>6</text:p>
          </draw:text-box>
        </draw:frame>
        <draw:frame draw:style-name="Номерки" draw:layer="layout" svg:width="0.194cm" svg:height="0.386cm" svg:x="4.003cm" svg:y="12.98cm">
          <draw:text-box>
            <text:p>7</text:p>
          </draw:text-box>
        </draw:frame>
        <draw:frame draw:style-name="Номерки" draw:layer="layout" svg:width="0.194cm" svg:height="0.386cm" svg:x="3.721cm" svg:y="14.619cm">
          <draw:text-box>
            <text:p>8</text:p>
          </draw:text-box>
        </draw:frame>
        <draw:frame draw:style-name="gr32" draw:layer="layout" svg:width="0.246cm" svg:height="0.386cm" svg:x="12.956cm" svg:y="15.505cm">
          <draw:text-box>
            <text:p>9</text:p>
          </draw:text-box>
        </draw:frame>
        <draw:frame draw:style-name="Номерки" draw:layer="layout" svg:width="0.29cm" svg:height="0.386cm" svg:x="12.61cm" svg:y="17.126cm">
          <draw:text-box>
            <text:p>10</text:p>
          </draw:text-box>
        </draw:frame>
        <draw:frame draw:style-name="Номерки" draw:layer="layout" svg:width="0.29cm" svg:height="0.386cm" svg:x="11.402cm" svg:y="8.145cm">
          <draw:text-box>
            <text:p>12</text:p>
          </draw:text-box>
        </draw:frame>
        <draw:frame draw:style-name="gr7" draw:layer="layout" svg:width="0.5cm" svg:height="0.5cm" svg:x="4.745cm" svg:y="14.199cm">
          <draw:text-box>
            <text:p>да</text:p>
          </draw:text-box>
        </draw:frame>
        <draw:frame draw:style-name="gr7" draw:layer="layout" svg:width="0.5cm" svg:height="0.5cm" svg:x="4.71cm" svg:y="12.199cm">
          <draw:text-box>
            <text:p>да</text:p>
          </draw:text-box>
        </draw:frame>
        <draw:frame draw:style-name="gr7" draw:layer="layout" svg:width="0.756cm" svg:height="0.5cm" svg:x="14.75cm" svg:y="15.641cm">
          <draw:text-box>
            <text:p>нет</text:p>
          </draw:text-box>
        </draw:frame>
        <draw:frame draw:style-name="gr7" draw:layer="layout" svg:width="0.5cm" svg:height="0.5cm" svg:x="13.744cm" svg:y="16.734cm">
          <draw:text-box>
            <text:p>да</text:p>
          </draw:text-box>
        </draw:frame>
        <draw:custom-shape draw:style-name="gr33" draw:text-style-name="P5" xml:id="id50" draw:id="id50" draw:layer="layout" svg:width="2.25cm" svg:height="1.5cm" svg:x="3.5cm" svg:y="6.891cm">
          <text:p text:style-name="P4"><text:span text:style-name="T2">Alphabet[i]</text:span></text:p>
          <text:p text:style-name="P4"><text:span text:style-name="T2">!='\0'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2" xml:id="id45" draw:id="id45" draw:layer="layout" svg:width="2.25cm" svg:height="1.5cm" svg:x="3.5cm" svg:y="19.711cm">
          <text:p text:style-name="P4"><text:span text:style-name="T1">i+=1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386cm" svg:x="4.017cm" svg:y="6.891cm">
          <draw:text-box>
            <text:p>4</text:p>
          </draw:text-box>
        </draw:frame>
        <draw:connector draw:style-name="Соединение" draw:layer="layout" svg:x1="4.625cm" svg:y1="21.211cm" svg:x2="4.625cm" svg:y2="6.445cm" draw:start-shape="id45" draw:start-glue-point="2" draw:end-shape="id61" draw:end-glue-point="0" svg:d="m4625 21211v427h-2125v-15193h2125">
          <text:p/>
        </draw:connector>
        <draw:frame draw:style-name="Номерки" draw:layer="layout" svg:width="0.239cm" svg:height="0.386cm" svg:x="3.671cm" svg:y="19.488cm">
          <draw:text-box>
            <text:p>11</text:p>
          </draw:text-box>
        </draw:frame>
        <draw:frame draw:style-name="gr7" draw:layer="layout" svg:width="0.756cm" svg:height="0.5cm" svg:x="5.745cm" svg:y="7.103cm">
          <draw:text-box>
            <text:p>нет</text:p>
          </draw:text-box>
        </draw:frame>
        <draw:frame draw:style-name="gr7" draw:layer="layout" svg:width="0.5cm" svg:height="0.5cm" svg:x="4.77cm" svg:y="8.229cm">
          <draw:text-box>
            <text:p>да</text:p>
          </draw:text-box>
        </draw:frame>
      </draw:page>
      <draw:page draw:name="page5" draw:style-name="dp1" draw:master-page-name="Обычный">
        <draw:custom-shape draw:style-name="standard" draw:text-style-name="P2" xml:id="id62" draw:id="id62" draw:layer="layout" svg:width="2.25cm" svg:height="0.75cm" svg:x="3.5cm" svg:y="3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68" draw:id="id68" draw:layer="layout" svg:width="2.25cm" svg:height="0.75cm" svg:x="3.5cm" svg:y="15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5" xml:id="id63" draw:id="id63" draw:layer="layout" svg:width="2.25cm" svg:height="1.5cm" svg:x="3.5cm" svg:y="4.5cm">
          <text:p text:style-name="P4"><text:span text:style-name="T2">Count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69" draw:id="id69" draw:layer="layout" svg:width="2.25cm" svg:height="1.5cm" svg:x="7.75cm" svg:y="9.5cm">
          <text:p text:style-name="P3"><text:span text:style-name="T4">f&lt;&lt;Самая частая букв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64" draw:id="id64" draw:layer="layout" svg:width="2.25cm" svg:height="1.5cm" svg:x="3.5cm" svg:y="6.5cm">
          <text:p text:style-name="P3"><text:span text:style-name="T4">f&lt;&lt;Самые часто встречающиеся буквы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2" draw:text-style-name="P4" xml:id="id65" draw:id="id65" draw:layer="layout" svg:width="2.25cm" svg:height="1.5cm" svg:x="3.5cm" svg:y="8.5cm">
          <text:p text:style-name="P4">i=1,</text:p>
          <text:p text:style-name="P4">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ndard" draw:text-style-name="P2" xml:id="id66" draw:id="id66" draw:layer="layout" svg:width="2.25cm" svg:height="1.5cm" svg:x="3.5cm" svg:y="10.5cm">
          <text:p text:style-name="P3"><text:span text:style-name="T4">f&lt;&lt;%i%, %Chars[i]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67" draw:id="id67" draw:layer="layout" svg:width="2.25cm" svg:height="1.5cm" svg:x="3.5cm" svg:y="13.5cm">
          <text:p text:style-name="P3"><text:span text:style-name="T4">f&lt;&lt;в количестве %HighestFq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4.625cm" svg:y1="4cm" svg:x2="4.625cm" svg:y2="4.5cm" draw:start-shape="id62" draw:start-glue-point="6" draw:end-shape="id63" draw:end-glue-point="4" svg:d="m4625 4000v500">
          <text:p/>
        </draw:connector>
        <draw:connector draw:style-name="standard" draw:layer="layout" svg:x1="4.625cm" svg:y1="6cm" svg:x2="4.625cm" svg:y2="6.5cm" draw:start-shape="id63" draw:start-glue-point="6" draw:end-shape="id64" draw:end-glue-point="4" svg:d="m4625 6000v500">
          <text:p/>
        </draw:connector>
        <draw:connector draw:style-name="standard" draw:layer="layout" svg:x1="4.625cm" svg:y1="7.912cm" svg:x2="4.625cm" svg:y2="8.5cm" draw:start-shape="id64" draw:start-glue-point="6" draw:end-shape="id65" draw:end-glue-point="4" svg:d="m4625 7912v588">
          <text:p/>
        </draw:connector>
        <draw:connector draw:style-name="Соединение" draw:layer="layout" svg:x1="4.625cm" svg:y1="10cm" svg:x2="4.625cm" svg:y2="10.5cm" draw:start-shape="id65" draw:start-glue-point="6" draw:end-shape="id66" draw:end-glue-point="4" svg:d="m4625 10000v500">
          <text:p/>
        </draw:connector>
        <draw:connector draw:style-name="Соединение" draw:layer="layout" draw:line-skew="0.284cm" svg:x1="4.625cm" svg:y1="11.912cm" svg:x2="3.5cm" svg:y2="9.25cm" draw:start-shape="id66" draw:start-glue-point="6" draw:end-shape="id65" draw:end-glue-point="5" svg:d="m4625 11912v587h-2125v-3249h1000">
          <text:p/>
        </draw:connector>
        <draw:connector draw:style-name="Соединение" draw:layer="layout" draw:line-skew="1.249cm" svg:x1="5.75cm" svg:y1="9.25cm" svg:x2="4.625cm" svg:y2="13.5cm" draw:start-shape="id65" draw:start-glue-point="7" draw:end-shape="id67" draw:end-glue-point="4" svg:d="m5750 9250h216v3750h-1341v500">
          <text:p/>
        </draw:connector>
        <draw:connector draw:style-name="Соединение" xml:id="id70" draw:id="id70" draw:layer="layout" svg:x1="4.625cm" svg:y1="14.912cm" svg:x2="4.625cm" svg:y2="15.75cm" draw:start-shape="id67" draw:start-glue-point="6" draw:end-shape="id68" draw:end-glue-point="4" svg:d="m4625 14912v838">
          <text:p/>
        </draw:connector>
        <draw:connector draw:style-name="Соединение" draw:layer="layout" svg:x1="5.75cm" svg:y1="5.25cm" svg:x2="8.875cm" svg:y2="9.5cm" draw:start-shape="id63" draw:start-glue-point="7" draw:end-shape="id69" draw:end-glue-point="4" svg:d="m5750 5250h3125v4250">
          <text:p/>
        </draw:connector>
        <draw:connector draw:style-name="Соединение" draw:layer="layout" draw:line-skew="2.374cm" svg:x1="8.875cm" svg:y1="10.912cm" svg:x2="4.625cm" svg:y2="15.331cm" draw:start-shape="id69" draw:start-glue-point="6" draw:end-shape="id70" draw:end-glue-point="0" svg:d="m8875 10912v4419h-4250v0">
          <text:p/>
        </draw:connector>
        <draw:polyline draw:style-name="gr4" xml:id="id71" draw:id="id71" draw:layer="layout" svg:width="-0.599cm" svg:height="-1.319cm" svg:x="12.1cm" svg:y="10.491cm" svg:viewBox="0 0 -600 -1320" draw:points="0,0 600,0 600,1320 0,1320">
          <text:p/>
        </draw:polyline>
        <draw:connector draw:style-name="gr6" draw:layer="layout" draw:type="line" svg:x1="10cm" svg:y1="10.25cm" svg:x2="11.5cm" svg:y2="9.831cm" draw:start-shape="id69" draw:start-glue-point="7" draw:end-shape="id71" draw:end-glue-point="3" svg:d="m10000 10250 1500-419">
          <text:p/>
        </draw:connector>
        <draw:frame draw:style-name="gr7" draw:text-style-name="P11" draw:layer="layout" svg:width="4.838cm" svg:height="1.282cm" svg:x="11.662cm" svg:y="9.218cm">
          <draw:text-box>
            <text:p text:style-name="P8"><text:span text:style-name="T4">f&lt;&lt;Самая частая буква %Chars[1]% в количестве %HighestFq%</text:span></text:p>
          </draw:text-box>
        </draw:frame>
        <draw:frame draw:style-name="gr34" draw:layer="layout" svg:width="0.171cm" svg:height="0.386cm" svg:x="4.026cm" svg:y="4.622cm">
          <draw:text-box>
            <text:p>2</text:p>
          </draw:text-box>
        </draw:frame>
        <draw:frame draw:style-name="gr31" draw:layer="layout" svg:width="0.121cm" svg:height="0.386cm" svg:x="3.897cm" svg:y="2.984cm">
          <draw:text-box>
            <text:p>1</text:p>
          </draw:text-box>
        </draw:frame>
        <draw:frame draw:style-name="Номерки" draw:layer="layout" svg:width="0.194cm" svg:height="0.386cm" svg:x="3.741cm" svg:y="6.215cm">
          <draw:text-box>
            <text:p>3</text:p>
          </draw:text-box>
        </draw:frame>
        <draw:frame draw:style-name="Номерки" draw:layer="layout" svg:width="0.194cm" svg:height="0.386cm" svg:x="4.017cm" svg:y="8.214cm">
          <draw:text-box>
            <text:p>4</text:p>
          </draw:text-box>
        </draw:frame>
        <draw:frame draw:style-name="Номерки" draw:layer="layout" svg:width="0.194cm" svg:height="0.386cm" svg:x="3.661cm" svg:y="10.254cm">
          <draw:text-box>
            <text:p>5</text:p>
          </draw:text-box>
        </draw:frame>
        <draw:frame draw:style-name="Номерки" draw:layer="layout" svg:width="0.194cm" svg:height="0.386cm" svg:x="3.71cm" svg:y="13.212cm">
          <draw:text-box>
            <text:p>6</text:p>
          </draw:text-box>
        </draw:frame>
        <draw:frame draw:style-name="Номерки" draw:layer="layout" svg:width="0.194cm" svg:height="0.386cm" svg:x="8.017cm" svg:y="9.249cm">
          <draw:text-box>
            <text:p>7</text:p>
          </draw:text-box>
        </draw:frame>
        <draw:frame draw:style-name="Номерки" draw:layer="layout" svg:width="0.194cm" svg:height="0.386cm" svg:x="3.88cm" svg:y="15.486cm">
          <draw:text-box>
            <text:p>8</text:p>
          </draw:text-box>
        </draw:frame>
        <draw:polyline draw:style-name="gr4" xml:id="id72" draw:id="id72" draw:layer="layout" svg:width="0.599cm" svg:height="4.999cm" draw:transform="rotate (3.1415926535892) translate (10.1000000002285cm 5.994cm)" svg:viewBox="0 0 600 5000" draw:points="0,0 600,0 600,5000 0,5000">
          <text:p/>
        </draw:polyline>
        <draw:connector draw:style-name="gr6" draw:layer="layout" draw:type="line" svg:x1="5.75cm" svg:y1="3.625cm" svg:x2="9.5cm" svg:y2="3.494cm" draw:start-shape="id62" draw:start-glue-point="7" draw:end-shape="id72" draw:end-glue-point="3" svg:d="m5750 3625 3750-131">
          <text:p/>
        </draw:connector>
        <draw:frame draw:style-name="gr16" draw:text-style-name="P8" draw:layer="layout" svg:width="8.8cm" svg:height="4.621cm" svg:x="9.7cm" svg:y="0.994cm">
          <draw:text-box>
            <text:p text:style-name="P11">Процедура PrintResult выводит найденные буквы в файл.</text:p>
            <text:p text:style-name="P8">void PrintResult(FILE *f,const long HighestFq,</text:p>
            <text:p text:style-name="P8">const int Count,const char Chars[])</text:p>
            <text:p text:style-name="P8">Используемые параметры:</text:p>
            <text:p text:style-name="P8">f - файл для вывода;</text:p>
            <text:p text:style-name="P8">HighestFq - частота самогой часто встречающейся буквы;</text:p>
            <text:p text:style-name="P8">Count - количество букв с самой высокой частотой;</text:p>
            <text:p text:style-name="P8">Chars - массив самых частых букв.</text:p>
            <text:p text:style-name="P8">Используемые переменные:</text:p>
            <text:p text:style-name="P8">i - счетчик для перебора самых частых букв;</text:p>
            <text:p text:style-name="P8">Все операции вывода выполняются в файл f.</text:p>
          </draw:text-box>
        </draw:frame>
        <draw:frame draw:style-name="gr7" draw:layer="layout" svg:width="0.756cm" svg:height="0.5cm" svg:x="5.624cm" svg:y="4.772cm">
          <draw:text-box>
            <text:p>нет</text:p>
          </draw:text-box>
        </draw:frame>
        <draw:frame draw:style-name="gr7" draw:layer="layout" svg:width="0.5cm" svg:height="0.5cm" svg:x="4.625cm" svg:y="5.83cm">
          <draw:text-box>
            <text:p>да</text:p>
          </draw:text-box>
        </draw:frame>
      </draw:page>
      <draw:page draw:name="page6" draw:style-name="dp1" draw:master-page-name="Обычный">
        <draw:custom-shape draw:style-name="standard" draw:text-style-name="P2" xml:id="id73" draw:id="id73" draw:layer="layout" svg:width="2.25cm" svg:height="1.5cm" svg:x="3.25cm" svg:y="4.459cm">
          <text:p text:style-name="P3"><text:span text:style-name="T4">Введите имя файла-источник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74" draw:id="id74" draw:layer="layout" svg:width="2.25cm" svg:height="1.5cm" svg:x="3.248cm" svg:y="6.459cm">
          <text:p text:style-name="P4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5" draw:text-style-name="P12" xml:id="id76" draw:id="id76" draw:layer="layout" svg:width="2.25cm" svg:height="1.5cm" svg:x="3.25cm" svg:y="17.208cm">
          <text:p text:style-name="P4"><text:span text:style-name="T1">not error or</text:span></text:p>
          <text:p text:style-name="P4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77" draw:id="id77" draw:layer="layout" svg:width="2.25cm" svg:height="1.5cm" svg:x="3.25cm" svg:y="12.708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78" draw:id="id78" draw:layer="layout" svg:width="2.25cm" svg:height="1.5cm" svg:x="3.25cm" svg:y="14.708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2" xml:id="id79" draw:id="id79" draw:layer="layout" svg:width="2.25cm" svg:height="1.5cm" svg:x="3.25cm" svg:y="10.459cm">
          <text:p text:style-name="P3"><text:span text:style-name="T1">erro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5.871cm" svg:x2="4.373cm" svg:y2="6.459cm" draw:start-shape="id73" draw:start-glue-point="6" draw:end-shape="id74" draw:end-glue-point="5" svg:d="m4375 5871v339h-2v249">
          <text:p/>
        </draw:connector>
        <draw:connector draw:style-name="Соединение" draw:layer="layout" svg:x1="4.373cm" svg:y1="7.959cm" svg:x2="4.375cm" svg:y2="8.5cm" draw:start-shape="id74" draw:start-glue-point="8" draw:end-shape="id75" draw:end-glue-point="0" svg:d="m4373 7959v271h2v270">
          <text:p/>
        </draw:connector>
        <draw:connector draw:style-name="Соединение" draw:layer="layout" draw:line-skew="-0.535cm" svg:x1="3.25cm" svg:y1="17.958cm" svg:x2="4.379cm" svg:y2="3.948cm" draw:start-shape="id76" draw:start-glue-point="5" svg:d="m3250 17958h-745v-14010h1874">
          <text:p/>
        </draw:connector>
        <draw:connector draw:style-name="Соединение" draw:layer="layout" svg:x1="4.375cm" svg:y1="11.959cm" svg:x2="4.375cm" svg:y2="12.708cm" draw:end-shape="id77" draw:end-glue-point="4" svg:d="m4375 11959v749">
          <text:p/>
        </draw:connector>
        <draw:connector draw:style-name="Соединение" draw:layer="layout" svg:x1="4.375cm" svg:y1="14.12cm" svg:x2="4.375cm" svg:y2="14.708cm" draw:start-shape="id77" draw:start-glue-point="6" draw:end-shape="id78" draw:end-glue-point="5" svg:d="m4375 14120v588">
          <text:p/>
        </draw:connector>
        <draw:connector draw:style-name="Соединение" xml:id="id80" draw:id="id80" draw:layer="layout" svg:x1="4.375cm" svg:y1="16.208cm" svg:x2="4.375cm" svg:y2="17.208cm" draw:start-shape="id78" draw:start-glue-point="8" draw:end-shape="id76" draw:end-glue-point="4" svg:d="m4375 16208v1000">
          <text:p/>
        </draw:connector>
        <draw:connector draw:style-name="Соединение" draw:layer="layout" draw:line-skew="0.784cm" svg:x1="5.5cm" svg:y1="11.209cm" svg:x2="4.375cm" svg:y2="16.708cm" draw:start-shape="id79" draw:start-glue-point="7" draw:end-shape="id80" draw:end-glue-point="0" svg:d="m5500 11209h1066v5499h-2191">
          <text:p/>
        </draw:connector>
        <draw:connector draw:style-name="Соединение" draw:layer="layout" svg:x1="4.375cm" svg:y1="3.459cm" svg:x2="4.375cm" svg:y2="4.459cm" draw:start-shape="id81" draw:start-glue-point="6" draw:end-shape="id73" draw:end-glue-point="4" svg:d="m4375 3459v1000">
          <text:p/>
        </draw:connector>
        <draw:connector draw:style-name="Соединение" draw:layer="layout" svg:x1="4.375cm" svg:y1="18.708cm" svg:x2="4.375cm" svg:y2="19.202cm" draw:start-shape="id76" draw:start-glue-point="6" draw:end-shape="id82" draw:end-glue-point="0" svg:d="m4375 18708v494">
          <text:p/>
        </draw:connector>
        <draw:frame draw:style-name="gr36" draw:layer="layout" svg:width="1cm" svg:height="0.386cm" svg:x="5.5cm" svg:y="10.695cm">
          <draw:text-box>
            <text:p>нет</text:p>
          </draw:text-box>
        </draw:frame>
        <draw:frame draw:style-name="gr7" draw:layer="layout" svg:width="0.756cm" svg:height="0.5cm" svg:x="4.379cm" svg:y="11.745cm">
          <draw:text-box>
            <text:p>да</text:p>
          </draw:text-box>
        </draw:frame>
        <draw:frame draw:style-name="gr24" draw:layer="layout" svg:width="0.171cm" svg:height="0.386cm" svg:x="3.747cm" svg:y="10.543cm">
          <draw:text-box>
            <text:p>5</text:p>
          </draw:text-box>
        </draw:frame>
        <draw:frame draw:style-name="gr18" draw:layer="layout" svg:width="0.194cm" svg:height="0.386cm" svg:x="3.472cm" svg:y="12.421cm">
          <draw:text-box>
            <text:p>6</text:p>
          </draw:text-box>
        </draw:frame>
        <draw:frame draw:style-name="gr37" draw:layer="layout" svg:width="0.194cm" svg:height="0.395cm" svg:x="3.895cm" svg:y="14.391cm">
          <draw:text-box>
            <text:p>7</text:p>
          </draw:text-box>
        </draw:frame>
        <draw:frame draw:style-name="Номерки" draw:layer="layout" svg:width="0.194cm" svg:height="0.386cm" svg:x="3.758cm" svg:y="17.308cm">
          <draw:text-box>
            <text:p>8</text:p>
          </draw:text-box>
        </draw:frame>
        <draw:frame draw:style-name="Номерки" draw:layer="layout" svg:width="0.194cm" svg:height="0.386cm" svg:x="3.489cm" svg:y="4.175cm">
          <draw:text-box>
            <text:p>3</text:p>
          </draw:text-box>
        </draw:frame>
        <draw:frame draw:style-name="gr7" draw:layer="layout" svg:width="0.5cm" svg:height="0.5cm" svg:x="4.372cm" svg:y="18.571cm">
          <draw:text-box>
            <text:p>да</text:p>
          </draw:text-box>
        </draw:frame>
        <draw:frame draw:style-name="gr7" draw:layer="layout" svg:width="0.756cm" svg:height="0.5cm" svg:x="2.5cm" svg:y="17.459cm">
          <draw:text-box>
            <text:p>нет</text:p>
          </draw:text-box>
        </draw:frame>
        <draw:custom-shape draw:style-name="standard" draw:text-style-name="P2" xml:id="id81" draw:id="id81" draw:layer="layout" svg:width="2.25cm" svg:height="0.75cm" svg:x="3.25cm" svg:y="2.709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" draw:layer="layout" svg:width="0.344cm" svg:height="0.51cm" svg:x="3.457cm" svg:y="4.014cm">
          <draw:text-box>
            <text:p>2</text:p>
          </draw:text-box>
        </draw:frame>
        <draw:polyline draw:style-name="gr4" xml:id="id83" draw:id="id83" draw:layer="layout" svg:width="0.599cm" svg:height="4.762cm" draw:transform="rotate (3.1415926535892) translate (7.3210000001188cm 5.775cm)" svg:viewBox="0 0 600 4763" draw:points="0,0 600,0 600,4763 0,4763">
          <text:p/>
        </draw:polyline>
        <draw:connector draw:style-name="gr6" draw:layer="layout" draw:type="line" svg:x1="6.721cm" svg:y1="3.393cm" svg:x2="5.5cm" svg:y2="3.084cm" draw:start-shape="id83" draw:start-glue-point="3" draw:end-shape="id81" draw:end-glue-point="7" svg:d="m6721 3393-1221-309">
          <text:p/>
        </draw:connector>
        <draw:frame draw:style-name="gr25" draw:layer="layout" svg:width="0.344cm" svg:height="0.51cm" svg:x="3.681cm" svg:y="2.371cm">
          <draw:text-box>
            <text:p>1</text:p>
          </draw:text-box>
        </draw:frame>
        <draw:connector draw:style-name="Соединение" draw:layer="layout" svg:x1="4.375cm" svg:y1="10cm" svg:x2="4.375cm" svg:y2="10.459cm" draw:start-shape="id75" draw:start-glue-point="2" draw:end-shape="id79" draw:end-glue-point="4" svg:d="m4375 10000v459">
          <text:p/>
        </draw:connector>
        <draw:polyline draw:style-name="gr4" xml:id="id84" draw:id="id84" draw:layer="layout" svg:width="0.599cm" svg:height="1.868cm" draw:transform="rotate (3.1415926535892) translate (7.21600000010175cm 9.807cm)" svg:viewBox="0 0 600 1869" draw:points="0,0 600,0 600,1869 0,1869">
          <text:p/>
        </draw:polyline>
        <draw:connector draw:style-name="gr6" draw:layer="layout" draw:type="line" svg:x1="6.616cm" svg:y1="8.872cm" svg:x2="5.5cm" svg:y2="9.25cm" draw:start-shape="id84" draw:start-glue-point="3" draw:end-shape="id75" draw:end-glue-point="1" svg:d="m6616 8872-1116 378">
          <text:p/>
        </draw:connector>
        <draw:frame draw:style-name="gr20" draw:layer="layout" svg:width="0.171cm" svg:height="0.386cm" svg:x="3.808cm" svg:y="6.223cm">
          <draw:text-box>
            <text:p>3</text:p>
          </draw:text-box>
        </draw:frame>
        <draw:custom-shape draw:style-name="gr11" draw:text-style-name="P10" xml:id="id75" draw:id="id75" draw:layer="layout" svg:width="2.25cm" svg:height="1.5cm" svg:x="3.25cm" svg:y="8.5cm">
          <text:p text:style-name="P4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0" draw:layer="layout" svg:width="0.193cm" svg:height="0.386cm" svg:x="3.515cm" svg:y="8.203cm">
          <draw:text-box>
            <text:p>4</text:p>
          </draw:text-box>
        </draw:frame>
        <draw:custom-shape draw:style-name="gr17" draw:text-style-name="P12" xml:id="id82" draw:id="id82" draw:layer="layout" svg:width="2.25cm" svg:height="1.5cm" svg:x="3.25cm" svg:y="19.202cm">
          <text:p text:style-name="P4"><text:span text:style-name="T1">GetInputFile= not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85" draw:id="id85" draw:layer="layout" svg:width="2.25cm" svg:height="0.75cm" svg:x="3.25cm" svg:y="21.21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0.702cm" svg:x2="4.375cm" svg:y2="21.215cm" draw:start-shape="id82" draw:start-glue-point="2" draw:end-shape="id85" draw:end-glue-point="4" svg:d="m4375 20702v513">
          <text:p/>
        </draw:connector>
        <draw:frame draw:style-name="gr38" draw:layer="layout" svg:width="0.29cm" svg:height="0.386cm" svg:x="3.442cm" svg:y="20.967cm">
          <draw:text-box>
            <text:p>10</text:p>
          </draw:text-box>
        </draw:frame>
        <draw:frame draw:style-name="Номерки" draw:layer="layout" svg:width="0.194cm" svg:height="0.386cm" svg:x="3.504cm" svg:y="18.941cm">
          <draw:text-box>
            <text:p>9</text:p>
          </draw:text-box>
        </draw:frame>
        <draw:frame draw:style-name="gr39" draw:text-style-name="P11" draw:layer="layout" svg:width="9.358cm" svg:height="5.453cm" svg:x="6.859cm" svg:y="0.696cm">
          <draw:text-box>
            <text:p text:style-name="P8">Функция GetInputFile получает текстовый файл для считывания из него символов.</text:p>
            <text:p text:style-name="P8">Возвращает true, если операция проведена успешно, иначе - false.</text:p>
            <text:p text:style-name="P11">int GetInputFile(FILE *f)</text:p>
            <text:p text:style-name="P11">Используемые параметры</text:p>
            <text:p text:style-name="P11">f - текстовый файл с текстом для анализа.</text:p>
            <text:p text:style-name="P11">Используемые локальные переменные:</text:p>
            <text:p text:style-name="P11">ch - символ - ответ пользователя на запросы программы;</text:p>
            <text:p text:style-name="P11">fileName - строка - имя запрашиваемого файла.</text:p>
            <text:p text:style-name="P8">error - показывает, <text:span text:style-name="T1">произошла ли ошибка (true) или нет.</text:span></text:p>
          </draw:text-box>
        </draw:frame>
        <draw:frame draw:style-name="gr39" draw:text-style-name="P11" draw:layer="layout" svg:width="5.362cm" svg:height="2.06cm" svg:x="6.784cm" svg:y="7.747cm">
          <draw:text-box>
            <text:p text:style-name="P11"><text:span text:style-name="T1">Открыть файл с именем fileNamе как f в режиме текстового доступа для чтения и записать в error, произошла ли ошибка.</text:span></text:p>
          </draw:text-box>
        </draw:frame>
      </draw:page>
      <draw:page draw:name="page7" draw:style-name="dp1" draw:master-page-name="Обычный">
        <draw:custom-shape draw:style-name="standard" draw:text-style-name="P2" xml:id="id86" draw:id="id86" draw:layer="layout" svg:width="2.25cm" svg:height="1.5cm" svg:x="3.25cm" svg:y="5cm">
          <text:p text:style-name="P3"><text:span text:style-name="T4">Введите имя выходного файл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87" draw:id="id87" draw:layer="layout" svg:width="2.25cm" svg:height="1.5cm" svg:x="3.248cm" svg:y="7cm">
          <text:p text:style-name="P4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5" draw:text-style-name="P12" xml:id="id89" draw:id="id89" draw:layer="layout" svg:width="2.25cm" svg:height="1.5cm" svg:x="3.25cm" svg:y="17.749cm">
          <text:p text:style-name="P4"><text:span text:style-name="T1">not error or</text:span></text:p>
          <text:p text:style-name="P4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90" draw:id="id90" draw:layer="layout" svg:width="2.25cm" svg:height="1.5cm" svg:x="3.25cm" svg:y="13.249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91" draw:id="id91" draw:layer="layout" svg:width="2.25cm" svg:height="1.5cm" svg:x="3.25cm" svg:y="15.249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2" xml:id="id92" draw:id="id92" draw:layer="layout" svg:width="2.25cm" svg:height="1.5cm" svg:x="3.25cm" svg:y="11cm">
          <text:p text:style-name="P3"><text:span text:style-name="T1">erro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6.412cm" svg:x2="4.373cm" svg:y2="7cm" draw:start-shape="id86" draw:start-glue-point="6" draw:end-shape="id87" draw:end-glue-point="5" svg:d="m4375 6412v339h-2v249">
          <text:p/>
        </draw:connector>
        <draw:connector draw:style-name="Соединение" draw:layer="layout" svg:x1="4.373cm" svg:y1="8.5cm" svg:x2="4.375cm" svg:y2="8.996cm" draw:start-shape="id87" draw:start-glue-point="8" draw:end-shape="id88" draw:end-glue-point="0" svg:d="m4373 8500v249h2v247">
          <text:p/>
        </draw:connector>
        <draw:connector draw:style-name="Соединение" draw:layer="layout" draw:line-skew="-0.535cm" svg:x1="3.25cm" svg:y1="18.499cm" svg:x2="4.379cm" svg:y2="4.489cm" draw:start-shape="id89" draw:start-glue-point="5" svg:d="m3250 18499h-750v-14010h1879">
          <text:p/>
        </draw:connector>
        <draw:connector draw:style-name="Соединение" draw:layer="layout" svg:x1="4.375cm" svg:y1="12.5cm" svg:x2="4.375cm" svg:y2="13.249cm" draw:end-shape="id90" draw:end-glue-point="4" svg:d="m4375 12500v749">
          <text:p/>
        </draw:connector>
        <draw:connector draw:style-name="Соединение" draw:layer="layout" svg:x1="4.375cm" svg:y1="14.661cm" svg:x2="4.375cm" svg:y2="15.249cm" draw:start-shape="id90" draw:start-glue-point="6" draw:end-shape="id91" draw:end-glue-point="5" svg:d="m4375 14661v588">
          <text:p/>
        </draw:connector>
        <draw:connector draw:style-name="Соединение" xml:id="id93" draw:id="id93" draw:layer="layout" svg:x1="4.375cm" svg:y1="16.749cm" svg:x2="4.375cm" svg:y2="17.749cm" draw:start-shape="id91" draw:start-glue-point="8" draw:end-shape="id89" draw:end-glue-point="4" svg:d="m4375 16749v1000">
          <text:p/>
        </draw:connector>
        <draw:connector draw:style-name="Соединение" draw:layer="layout" draw:line-skew="0.7cm" svg:x1="5.5cm" svg:y1="11.75cm" svg:x2="4.375cm" svg:y2="17.249cm" draw:start-shape="id92" draw:start-glue-point="7" draw:end-shape="id93" draw:end-glue-point="0" svg:d="m5500 11750h916v5499h-2041">
          <text:p/>
        </draw:connector>
        <draw:connector draw:style-name="Соединение" draw:layer="layout" svg:x1="4.375cm" svg:y1="4cm" svg:x2="4.375cm" svg:y2="5cm" draw:start-shape="id94" draw:start-glue-point="6" draw:end-shape="id86" draw:end-glue-point="4" svg:d="m4375 4000v1000">
          <text:p/>
        </draw:connector>
        <draw:connector draw:style-name="Соединение" draw:layer="layout" svg:x1="4.375cm" svg:y1="19.249cm" svg:x2="4.375cm" svg:y2="19.819cm" draw:start-shape="id89" draw:start-glue-point="6" svg:d="m4375 19249v570">
          <text:p/>
        </draw:connector>
        <draw:frame draw:style-name="gr36" draw:layer="layout" svg:width="1cm" svg:height="0.386cm" svg:x="5.5cm" svg:y="11.236cm">
          <draw:text-box>
            <text:p>нет</text:p>
          </draw:text-box>
        </draw:frame>
        <draw:frame draw:style-name="gr7" draw:layer="layout" svg:width="0.756cm" svg:height="0.5cm" svg:x="4.379cm" svg:y="12.286cm">
          <draw:text-box>
            <text:p>да</text:p>
          </draw:text-box>
        </draw:frame>
        <draw:frame draw:style-name="gr24" draw:layer="layout" svg:width="0.171cm" svg:height="0.386cm" svg:x="3.747cm" svg:y="11.084cm">
          <draw:text-box>
            <text:p>5</text:p>
          </draw:text-box>
        </draw:frame>
        <draw:frame draw:style-name="gr18" draw:layer="layout" svg:width="0.194cm" svg:height="0.386cm" svg:x="3.472cm" svg:y="12.962cm">
          <draw:text-box>
            <text:p>6</text:p>
          </draw:text-box>
        </draw:frame>
        <draw:frame draw:style-name="gr37" draw:layer="layout" svg:width="0.194cm" svg:height="0.395cm" svg:x="3.895cm" svg:y="14.932cm">
          <draw:text-box>
            <text:p>7</text:p>
          </draw:text-box>
        </draw:frame>
        <draw:frame draw:style-name="Номерки" draw:layer="layout" svg:width="0.194cm" svg:height="0.386cm" svg:x="3.758cm" svg:y="17.849cm">
          <draw:text-box>
            <text:p>8</text:p>
          </draw:text-box>
        </draw:frame>
        <draw:frame draw:style-name="Номерки" draw:layer="layout" svg:width="0.194cm" svg:height="0.386cm" svg:x="3.489cm" svg:y="4.716cm">
          <draw:text-box>
            <text:p>3</text:p>
          </draw:text-box>
        </draw:frame>
        <draw:frame draw:style-name="gr7" draw:layer="layout" svg:width="0.5cm" svg:height="0.5cm" svg:x="4.372cm" svg:y="19.112cm">
          <draw:text-box>
            <text:p>да</text:p>
          </draw:text-box>
        </draw:frame>
        <draw:frame draw:style-name="gr7" draw:layer="layout" svg:width="0.756cm" svg:height="0.5cm" svg:x="2.5cm" svg:y="18cm">
          <draw:text-box>
            <text:p>нет</text:p>
          </draw:text-box>
        </draw:frame>
        <draw:custom-shape draw:style-name="standard" draw:text-style-name="P2" xml:id="id94" draw:id="id94" draw:layer="layout" svg:width="2.25cm" svg:height="0.75cm" svg:x="3.25cm" svg:y="3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" draw:layer="layout" svg:width="0.344cm" svg:height="0.51cm" svg:x="3.457cm" svg:y="4.555cm">
          <draw:text-box>
            <text:p>2</text:p>
          </draw:text-box>
        </draw:frame>
        <draw:frame draw:style-name="gr39" draw:text-style-name="P11" draw:layer="layout" svg:width="10.507cm" svg:height="5.453cm" svg:x="7.477cm" svg:y="0.908cm">
          <draw:text-box>
            <text:p text:style-name="P8">Функция GetOutputFile получает текстовый файл для записи в последствии в этот файл результатов работы.</text:p>
            <text:p text:style-name="P8">Возвращает true, если операция проведена успешно, иначе - false.</text:p>
            <text:p text:style-name="P11">int GetOutputFile(FILE *f)</text:p>
            <text:p text:style-name="P11">Используемые параметры</text:p>
            <text:p text:style-name="P11">f - выходной текстовый файл.</text:p>
            <text:p text:style-name="P11">Используемые локальные переменные:</text:p>
            <text:p text:style-name="P11">fileName - строка - имя запрашиваемого файла.</text:p>
            <text:p text:style-name="P11">ch - символ - ответ пользователя на запросы программы;</text:p>
            <text:p text:style-name="P11">fileName - строка - имя запрашиваемого файла.</text:p>
            <text:p text:style-name="P8">error - показывает, <text:span text:style-name="T1">произошла ли ошибка (true) или нет.</text:span></text:p>
          </draw:text-box>
        </draw:frame>
        <draw:polyline draw:style-name="gr4" xml:id="id95" draw:id="id95" draw:layer="layout" svg:width="0.599cm" svg:height="4.353cm" draw:transform="rotate (3.1415926535892) translate (7.93900000012801cm 5.78cm)" svg:viewBox="0 0 600 4354" draw:points="0,0 600,0 600,4354 0,4354">
          <text:p/>
        </draw:polyline>
        <draw:connector draw:style-name="gr6" draw:layer="layout" draw:type="line" svg:x1="7.339cm" svg:y1="3.603cm" svg:x2="5.5cm" svg:y2="3.625cm" draw:start-shape="id95" draw:start-glue-point="3" draw:end-shape="id94" draw:end-glue-point="7" svg:d="m7339 3603-1839 22">
          <text:p/>
        </draw:connector>
        <draw:frame draw:style-name="gr40" draw:layer="layout" svg:width="0.208cm" svg:height="0.51cm" svg:x="3.621cm" svg:y="2.857cm">
          <draw:text-box>
            <text:p>1</text:p>
          </draw:text-box>
        </draw:frame>
        <draw:connector draw:style-name="Соединение" draw:layer="layout" svg:x1="4.375cm" svg:y1="10.496cm" svg:x2="4.375cm" svg:y2="11cm" draw:start-shape="id88" draw:start-glue-point="2" draw:end-shape="id92" draw:end-glue-point="4" svg:d="m4375 10496v504">
          <text:p/>
        </draw:connector>
        <draw:frame draw:style-name="gr39" draw:text-style-name="P11" draw:layer="layout" svg:width="5.362cm" svg:height="2.503cm" svg:x="6.784cm" svg:y="8.113cm">
          <draw:text-box>
            <text:p text:style-name="P11"><text:span text:style-name="T1">Открыть файл с именем fileNamе как f в режиме текстового доступа для записи и записать в error, произошла ли ошибка.</text:span></text:p>
          </draw:text-box>
        </draw:frame>
        <draw:polyline draw:style-name="gr4" xml:id="id96" draw:id="id96" draw:layer="layout" svg:width="0.599cm" svg:height="1.782cm" draw:transform="rotate (3.1415926535892) translate (7.21600000010798cm 10.312cm)" svg:viewBox="0 0 600 1783" draw:points="0,0 600,0 600,1783 0,1783">
          <text:p/>
        </draw:polyline>
        <draw:connector draw:style-name="gr6" draw:layer="layout" draw:type="line" svg:x1="6.616cm" svg:y1="9.42cm" svg:x2="5.5cm" svg:y2="9.746cm" draw:start-shape="id96" draw:start-glue-point="3" draw:end-shape="id88" draw:end-glue-point="1" svg:d="m6616 9420-1116 326">
          <text:p/>
        </draw:connector>
        <draw:frame draw:style-name="gr20" draw:layer="layout" svg:width="0.171cm" svg:height="0.386cm" svg:x="3.808cm" svg:y="6.764cm">
          <draw:text-box>
            <text:p>3</text:p>
          </draw:text-box>
        </draw:frame>
        <draw:custom-shape draw:style-name="gr11" draw:text-style-name="P10" xml:id="id88" draw:id="id88" draw:layer="layout" svg:width="2.25cm" svg:height="1.5cm" svg:x="3.25cm" svg:y="8.996cm">
          <text:p text:style-name="P4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0" draw:layer="layout" svg:width="0.193cm" svg:height="0.386cm" svg:x="3.515cm" svg:y="8.744cm">
          <draw:text-box>
            <text:p>4</text:p>
          </draw:text-box>
        </draw:frame>
        <draw:custom-shape draw:style-name="gr17" draw:text-style-name="P12" draw:layer="layout" svg:width="2.25cm" svg:height="1.5cm" svg:x="3.25cm" svg:y="19.801cm">
          <text:p text:style-name="P4"><text:span text:style-name="T1">GetInputFile= </text:span></text:p>
          <text:p text:style-name="P4"><text:span text:style-name="T1">not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draw:layer="layout" svg:width="2.25cm" svg:height="0.75cm" svg:x="3.25cm" svg:y="21.833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1.319cm" svg:x2="4.375cm" svg:y2="21.819cm" svg:d="m4375 21319v500">
          <text:p/>
        </draw:connector>
        <draw:frame draw:style-name="gr38" draw:layer="layout" svg:width="0.29cm" svg:height="0.386cm" svg:x="3.442cm" svg:y="21.579cm">
          <draw:text-box>
            <text:p>10</text:p>
          </draw:text-box>
        </draw:frame>
        <draw:frame draw:style-name="Номерки" draw:layer="layout" svg:width="0.194cm" svg:height="0.386cm" svg:x="3.466cm" svg:y="19.548cm">
          <draw:text-box>
            <text:p>9</text:p>
          </draw:text-box>
        </draw:frame>
        <draw:frame draw:style-name="gr40" draw:layer="layout" svg:width="0.208cm" svg:height="0.51cm" svg:x="3.621cm" svg:y="2.977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20__3f__3f__3f__3f__3f_" style:display-name="???????? ?????" style:family="graphic">
      <style:paragraph-properties fo:margin-top="0cm" fo:margin-bottom="0.374cm" style:text-autospace="none"/>
      <style:text-properties fo:font-size="14pt" style:font-size-asian="14pt" style:font-size-complex="14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3-26T19:05:51</dc:date>
    <meta:editing-duration>P2DT6H33M43S</meta:editing-duration>
    <meta:editing-cycles>241</meta:editing-cycles>
    <meta:generator>LibreOffice/3.3$Unix LibreOffice_project/330m19$Build-8</meta:generator>
    <meta:document-statistic meta:object-count="311"/>
  </office:meta>
</office:document-meta>
</file>